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Heading_20_1" style:master-page-name="MP0">
      <style:paragraph-properties style:page-number="auto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Normal">
      <style:paragraph-properties fo:margin-left="0cm" fo:margin-right="0cm" fo:text-indent="0.635cm" style:auto-text-indent="false"/>
      <style:text-properties officeooo:paragraph-rsid="00151480"/>
    </style:style>
    <style:style style:name="P6" style:family="paragraph" style:parent-style-name="Normal">
      <style:paragraph-properties fo:break-before="page"/>
      <style:text-properties officeooo:paragraph-rsid="00151480"/>
    </style:style>
    <style:style style:name="P7" style:family="paragraph" style:parent-style-name="Normal">
      <style:text-properties officeooo:paragraph-rsid="00151480"/>
    </style:style>
    <style:style style:name="T1" style:family="text">
      <style:text-properties fo:language="fr" fo:country="F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14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<text:span text:style-name="Default_20_Paragraph_20_Font"><text:span text:style-name="T1"><text:s/></text:span></text:span>GALENI DE CONSTITVTIONE A<text:span text:style-name="T5">R</text:span><text:line-break/>TIS MEDICAE AD PATROPHILUM<text:line-break/>LIBER.<text:bookmark-end text:name="bookmark0"/></text:h>
      <text:p text:style-name="Normal">Quum mihi videaris, Patrophile, divino quodam asis-<text:line-break/>ctu affici , qui omnia cum demonstratione et methodi<text:line-break/>cupis addiscere; tuo obsequi desiderio decrevi, tihique<text:line-break/>eorum, quos audisti, aut de quibus dubitasti, sermonum<text:line-break/>commentarios perscribere. Quomodo vero id certamen<text:line-break/>non subirem, quum te videam principium quoddam<text:line-break/>viae ad veritatem ducentis invenisse, solum autem ic-<text:line-break/><text:span text:style-name="Default_20_Paragraph_20_Font"><text:span text:style-name="T2">t</text:span></text:span>am propter sublimitatem et longitudinem et asperi-<text:line-break/>sitem consequi non posse? Multos enim conspici<text:span text:style-name="Default_20_Paragraph_20_Font"><text:span text:style-name="T2">o</text:span></text:span> haud</text:p>
      <text:p text:style-name="P1">quidem cum adhorlatione eam adire, fed et negligere,<text:line-break/>et aversari; te vero illis oppositum habere, aversantis<text:line-break/>bus enim eam ad hunc usque diem omnibus, et ad<text:line-break/>alias fete vias abducentibus, te autem ipsam veritatem<text:line-break/>tanquam in edito loco domicilium habere speculantem,<text:line-break/>pulchritudinis ipsius amatorem acerrimum esse, neque<text:line-break/>hanc viam abhorrere, neque soli tibi viae aditum com-<text:line-break/>mittere. At in praesenti veram artis medicae co<text:span text:style-name="Default_20_Paragraph_20_Font"><text:span text:style-name="T2">n</text:span></text:span>stito-<text:line-break/>tiouem invenire affectans parturiendi doloribus animo<text:line-break/>divexatis. Ut autem ego coniicio, paulo post majori<text:line-break/>desiderio implebe<text:span text:style-name="Default_20_Paragraph_20_Font"><text:span text:style-name="T2">r</text:span></text:span>is, si praefulgentem veritatis lucem<text:line-break/>fueris intuitus, quum alteram viam ea, quam nunc tibi<text:line-break/>investigas, praestantiorem nullam inveneris. Te namque<text:line-break/>animadverto ad veritatis inventionem divini<text:span text:style-name="Default_20_Paragraph_20_Font"><text:span text:style-name="T2">t</text:span></text:span>us disposi-<text:line-break/>tum, quacunque in materia mentem adhibere volue-<text:line-break/>vis. ltaque quum asseris, te , scientiae medicae addifcen-<text:line-break/>dae gratia, quam plurimis aures tuas adhibuisse, ne-<text:line-break/>que, unde cum demonstratione ac methodo auspicari<text:line-break/>oporteat, ab aliquo audivisse, atque sane multo magis</text:p>
      <text:p text:style-name="P1">nullum convenisse, qui viam a principio ad finem as.<text:line-break/>que perducentem monstraverit , ego , quod desiderares,<text:line-break/>id me demonstraturum pollicitus <text:span text:style-name="Default_20_Paragraph_20_Font"><text:span text:style-name="T2">t</text:span></text:span>um, si prius et hanc<text:line-break/>ratio<text:span text:style-name="Default_20_Paragraph_20_Font"><text:span text:style-name="T2">n</text:span></text:span>em aliis in artibus exerceri susti<text:span text:style-name="Default_20_Paragraph_20_Font"><text:span text:style-name="T2">n</text:span></text:span>ueris. Quum<text:line-break/>autem neque pollicitationem ullo modo abhorreas, ne-<text:line-break/>que negligas, imo te libentius hoc quam ill<text:span text:style-name="Default_20_Paragraph_20_Font"><text:span text:style-name="T2">o</text:span></text:span> modo<text:line-break/>ad propositum venire proferas, si modo me tibi ean-<text:line-break/>dem methodum i<text:span text:style-name="Default_20_Paragraph_20_Font"><text:span text:style-name="T2">n</text:span></text:span> omnibus artibus demonstraturum pre-<text:line-break/>fiterer. Quod quum ego etiamnum p<text:span text:style-name="Default_20_Paragraph_20_Font"><text:span text:style-name="T2">o</text:span></text:span>llicerer, atqne<text:line-break/>in prima proposita speculatione demonstrarem, te in<text:line-break/>speculationis veritate oblectari intuebar. Ac proinde<text:line-break/>quum multas simili ratione perpenderem, praesertim-<text:line-break/>que ex iis effectivas (quandoquidem et hujus generis<text:line-break/>est ea, quae circa sanitatem tuendam versatur] tum te<text:line-break/>ad hanc, quam alu initio impetu aggressus fueras, trans-<text:line-break/>tulisti. . Ac ubi hic quoque animadvertisti unam et ean-<text:line-break/>dem methodum esse, ne, quae hac de re pronunciata<text:line-break/>sunt, e memoria laberentur, quosdam Me ipsis commea-<text:line-break/>tarios conscribere efflagitasti. Ego vero tuo huic veri-</text:p>
      <text:p text:style-name="P1">talis studio cum oblectatione cedens opera duo compo-<text:line-break/>fui, alterum quidem, in quo operae pretium esse de-<text:line-break/>monstr<text:span text:style-name="Default_20_Paragraph_20_Font"><text:span text:style-name="T2">o</text:span></text:span> sese prius eum exercuisse, qui artem assequi.<text:line-break/>desiderat, quod prisci philosophi asserunt, cuiuscunque<text:line-break/>artis constitutionem a finis notione oboriri; hoc autem<text:line-break/>ob magnitudinem in duos libros divisum est: alterum<text:line-break/>autem ac fecundum est, quod nunc incipimus, demon-<text:line-break/>Urat eandem ac unam methodum , quemadmodum et<text:line-break/>caeteras omnes artes, ita et Medicinam constituisse. At-<text:line-break/>que jam oratio exordienda esu</text:p>
      <text:h text:style-name="Heading_20_2" text:outline-level="2">Cap. I. </text:h>
      <text:p text:style-name="P5">Quum artium nonnullae quidem in sola re--<text:line-break/>tum quas considerant contemplatione finem habeant , ut<text:line-break/>arithmetica , astrologia , ac naturalis scientia ; quae-<text:line-break/>dam vero nonnullas edant actiones, ut saltatoria et<text:line-break/>praeconum ars, sed suum quod prodant opus nullum<text:line-break/>habeant, ubi agere desierint; quaedam vero e contra.<text:line-break/>rio sua opificia prodant, ut aedificatoria, et ars fabri-<text:line-break/>lis; quaedam autem nihil ipsae conficiant, opus tamen</text:p>
      <text:p text:style-name="P1">ipsis sit ac studium et venandi et capiendi aliquid,<text:line-break/>quemadmodum piscatoria, et quae canibus fit venatoria,<text:line-break/>ac, ut summatim dicam, omnis venatoria. Atque queat<text:line-break/>propositum tibi sit artent medicam methodo constituere,<text:line-break/>id primum,. ex quo genere ipsa fit artium, c<text:span text:style-name="Default_20_Paragraph_20_Font"><text:span text:style-name="T2">o</text:span></text:span>nsidersu-<text:line-break/>dum, num theoreticarum una quaedam sit, an praei-<text:line-break/>carum, aut effectiva aliqua, vel acquisitiva. Id autem<text:line-break/>haud arduam inquisitionem aut inventionem habet.<text:line-break/>opus quippe est revocare in memoriam, quamobrem<text:line-break/>hujuscemodi artem assequi universe concupieris; atque id<text:line-break/>omnium primum ex te sciscitabar, quum nobis initium<text:line-break/>huiusce exercitationis fieret, mihique respondisti, velle<text:line-break/>te homines, qui contra naturam corpore fe<text:span text:style-name="Default_20_Paragraph_20_Font"><text:span text:style-name="T2">t</text:span></text:span>e habent (si<text:line-break/>tamen fieri etiam possit) ad naturalem statum restituere,<text:line-break/>si vero fieri nequeat, saltem ad utrumque discernendum,<text:line-break/>et qui sanabiles, et qui non, cognitionem aliquam<text:line-break/>comparare. Quoniam autem principium dedisti sermo-<text:line-break/>ni, asserui tibi me enunciare ex effectivis artibus eam<text:line-break/>esse, quam constituere desideras, fiquidem jam artis opus</text:p>
      <text:p text:style-name="P1">habes demonstrandum, ubi operari cessaveris. Sunt au-<text:line-break/>ttm profecto et aliae multae artes effectivae, aeraria, su-<text:line-break/>toria, ars fabricandi naves, fabrilis, figulina, pictoria,<text:line-break/>ac tot prope, quantus non alius numerus alterius generis,<text:line-break/>electivae artes apud homines sunt. Quam itaque in hu-<text:line-break/>juuuodi artibus eo, qui ante hunc est, libro methodum<text:line-break/>didicisti, ad eam jam te transferre tempus est, quam<text:line-break/>constituere studes , quum principium hic huic sermoni<text:line-break/>p<text:span text:style-name="Default_20_Paragraph_20_Font"><text:span text:style-name="T2">o</text:span></text:span>sueris, quod illis in omnibus statutum est, finis no.<text:line-break/>lienem, quam unde comparaverimus, dicere jam tempe-<text:line-break/>stivum est. Prima quidem nobis oboritur cognitio tum<text:line-break/>nostrum ipsorum, tum caeterorum hominum sanitate<text:line-break/>fruentium, fecunda vero aegrotantium, unde nobis tum<text:line-break/>bene valendi, tum artem sanitatis procuratricem conisi.<text:line-break/>tuendi desiderium incessit. At quum sanitatem efficere<text:line-break/>volumus, ex effectivarum artium genere aliqua fuerit<text:line-break/>una, quam constituere desideramus. Quum autem dupfi-<text:line-break/>tes sint, ut demonstratum est,. effectivae artes, lea, quam</text:p>
      <text:p text:style-name="P1">quaerimus, ex rei saetae emendatricibus ortum jam dure.<text:line-break/>rit, non ex rei haud ante existentis effectricibus. Enimvero<text:line-break/>nonnullae artes ipsas res efficiunt, quemadmodum texto-<text:line-break/>.ria et sutoria; nonnullae vitiatas emendant ac carri-<text:line-break/>guut, ut quae corrosas vestes ac dilaceratus calceos<text:line-break/>confuunt.</text:p>
      <text:h text:style-name="Heading_20_2" text:outline-level="2">Cap. II. </text:h>
      <text:p text:style-name="P5">Monstratum autem est et in architectura ita<text:line-break/>se habere. Sunt enim et ea ratione opera duplicia, tum<text:line-break/>domus non existentis generatio, tum labefactatae. d<text:span text:style-name="Default_20_Paragraph_20_Font"><text:span text:style-name="T2">o</text:span></text:span>tum<text:line-break/>emendatio. Etenim ad utrasque operationes necessarium<text:line-break/>esse opifici universas domus partes cogn<text:span text:style-name="Default_20_Paragraph_20_Font"><text:span text:style-name="T2">o</text:span></text:span>scere proditam<text:line-break/>est, quae substantia, quales conformatione, quantae<text:line-break/>magnitudine, quot numero, et quomodo inter fe c<text:span text:style-name="Default_20_Paragraph_20_Font"><text:span text:style-name="T2">o</text:span></text:span>njaa-<text:line-break/>ctae sint. Quocirca et constituenti artem circa corpus<text:line-break/>humanum vertentem (quam in prae<text:span text:style-name="Default_20_Paragraph_20_Font"><text:span text:style-name="T2">t</text:span></text:span>enti nobis concedant<text:line-break/>de . vocabulis concertantes Medicinam nominare) necessa-<text:line-break/>rium fuerit unamquamque ejus simplicium partium eo-<text:line-break/>gnoscere, quam substantia, qualem couformatione, quan-</text:p>
      <text:p text:style-name="P1">tam magnitudine, quem<text:span text:style-name="Default_20_Paragraph_20_Font"><text:span text:style-name="T2">r</text:span></text:span> praeterea ipsarum omnium nu..<text:line-break/>uterum ac mutuam compositionem. Quemadmodum igi-<text:line-break/>tar, qui jam constructam domum, qualis ea sit, arcu-<text:line-break/>rate n<text:span text:style-name="Default_20_Paragraph_20_Font"><text:span text:style-name="T2">o</text:span></text:span>sse vult, .ex resolutione ac dissolutione ad ipsius<text:line-break/>dignationem accedit, eodem modo nos ex anatome bo-<text:line-break/>minis corpus cognoscimus. Nam de<text:span text:style-name="Default_20_Paragraph_20_Font"><text:span text:style-name="T2">n</text:span></text:span>s quidem et natu-<text:line-break/>ra, ut qui primo domum fabricatus est, sic partes ex<text:line-break/>usu ipsis exemplar generante praeno<text:span text:style-name="Default_20_Paragraph_20_Font"><text:span text:style-name="T2">t</text:span></text:span>ant : nos vero,<text:line-break/>ut qui jam aedificatam domum scrutatur. hi c et et nos<text:line-break/>nisi (quoad fieri queat) similem Deo cognitionem contra-<text:line-break/>xerimus, facultas tamen haud nobis erit dignoscendi,<text:line-break/>utrum omnia ob aliquem usum , an frustra quaedam fa-<text:line-break/>eta sint. Etenim haec ambo in opinionem cadere pus-<text:line-break/>sunt, an praeterea ob malum nonnulla procreata sint.<text:line-break/>Atque etiam hinc cognitio optime constitutorum corpo-<text:line-break/>runa procedit. Sed de his quidem alias. Verum ex disi-<text:line-break/>sectione ubi quae similaria corpora nominantur, quale<text:line-break/>fit c<text:span text:style-name="Default_20_Paragraph_20_Font"><text:span text:style-name="T2">o</text:span></text:span>nformatione ipf<text:span text:style-name="Default_20_Paragraph_20_Font"><text:span text:style-name="T2">o</text:span></text:span>rum quodque , et quantum magni-</text:p>
      <text:p text:style-name="P1">sudine; et quot universa et quomodo componantur,<text:line-break/>didicerimus, si compositarum scientiam habuerimus par-<text:line-break/>tium, quas organicas appellamus: ejusmodi crus est,<text:line-break/>ejusmodi manus; ejusmodi digitus, oculus, lingua, pul-<text:line-break/>mo, hepar, et quae fuut huiusce generis caeterae.<text:line-break/>Quin et actiones duplices invenire licet partium: alias<text:line-break/>quidem et simplicium et similarium; alias vere et com.<text:line-break/>positarum et organicarum. <text:span text:style-name="Default_20_Paragraph_20_Font"><text:span text:style-name="T2">L</text:span></text:span>icet itaque et pedem uni-<text:line-break/>versum, dum movetur, conspicere, licet etiam et ipsius<text:line-break/>musculos; ac in si<text:span text:style-name="Default_20_Paragraph_20_Font"><text:span text:style-name="T2">n</text:span></text:span>gulis musculis per transversum pedis<text:line-break/>prorsus incisi motum aliquem deperdi; licet denique<text:line-break/>scrutari, quae corpori occursant: eo qui in musculum<text:line-break/>inferitur nervo vulnerato, primum quidem ipsum mu-<text:line-break/>situlum. tum fensus tum motus expertem reddi, atque<text:line-break/>cum ipsio eum, qui movebatur, articulum. Unde et ar-<text:line-break/>bitror necessarium quoque esse nobis artem constituenti-<text:line-break/>bus non solum partes et compositionem, sed et ipsarum<text:line-break/>functiones cognoscere. Atque ea re ab aedificat<text:span text:style-name="Default_20_Paragraph_20_Font"><text:span text:style-name="T2">o</text:span></text:span>ribus<text:line-break/>differimus. Nam illi quidem partes solas et c<text:span text:style-name="Default_20_Paragraph_20_Font"><text:span text:style-name="T2">o</text:span></text:span>nstructi<text:span text:style-name="Default_20_Paragraph_20_Font"><text:span text:style-name="T2">o.</text:span></text:span></text:p>
      <text:p text:style-name="P1">nem sciunt, nulla tamen ipsarum actionem edit, neque<text:line-break/>propterea animal est domus. Verum et actiones n<text:span text:style-name="Default_20_Paragraph_20_Font"><text:span text:style-name="T2">o</text:span></text:span>bis<text:line-break/>investigandae funt. At hic quoque duplex est inquisitio-<text:line-break/>ais principium, scilicet actionis et partis cognitio :.<text:line-break/>actionis quidem, veluti ratiocinari, invenisse et eligere;<text:line-break/>partis ver<text:span text:style-name="Default_20_Paragraph_20_Font"><text:span text:style-name="T2">o, </text:span></text:span>ut cerebri, medullae, dorsi et cordis. om-<text:line-break/>niuai itaque quas scimus actionum partes, et partium -<text:line-break/>omnium actiones investigabimus. Haec vero investigatio<text:line-break/>nobis hic quoque protius pro quadam erit meth<text:span text:style-name="Default_20_Paragraph_20_Font"><text:span text:style-name="T2">o</text:span></text:span>do, de-<text:line-break/>qaa posterius tractabimus,</text:p>
      <text:h text:style-name="Heading_20_2" text:outline-level="2">Cap. HI. </text:h>
      <text:p text:style-name="P5">At nunc quod duplex quidem fit partium na-<text:line-break/>tura, duplex vero et actionum jam dicta sit, rursus quoque<text:line-break/>accuratius explicetu<text:span text:style-name="Default_20_Paragraph_20_Font"><text:span text:style-name="T2">r. </text:span></text:span>Totius cruris actio incessus esu<text:line-break/>fit autem, quum articuli alternatim mutuoque exteu-<text:line-break/>dantur et inflectuntur, quod statim in genu deprehendi- <text:span text:style-name="Default_20_Paragraph_20_Font"><text:span text:style-name="T2">i<text:line-break/></text:span></text:span>tur: anterioribus quidem musculis rotulam transcenden-<text:line-break/>tibus, et suis tendiuibus in tibiae os infertis, inique<text:line-break/>tibiam contrahentibus, cruris fit extensio; interioribus</text:p>
      <text:p text:style-name="P1">vero similiter agentibus , flexio. Sic in ischio ac ped<text:span text:style-name="Default_20_Paragraph_20_Font"><text:span text:style-name="T2">e,<text:line-break/></text:span></text:span>quum articulus flectitur aut extenditur, m<text:span text:style-name="Default_20_Paragraph_20_Font"><text:span text:style-name="T2">o</text:span></text:span>tus perit-<text:line-break/>ciuntur. Imo vero musculus manifeste conspicitur,<text:line-break/>quum circumiacente cute denudatus ceu ad <text:span text:style-name="Default_20_Paragraph_20_Font"><text:span text:style-name="T2">t</text:span></text:span>uum caput<text:line-break/>contrahi adducique, non tamen, qui in ap<text:span text:style-name="Default_20_Paragraph_20_Font"><text:span text:style-name="T2">t</text:span></text:span>um nervus<text:line-break/>inseritur, sensibili quodam motu moveri conspicitur; sed<text:line-break/>videtur via is esse prodeuntis a cerebro facultatis. lpsum<text:line-break/>autem cerebrum principium quidem esse nervis omnibus<text:line-break/>ejusmodi facultatis, clare et perspicue ex nervo quocun-<text:line-break/>que divisio didicimus, qui in superioribus quidem parti-<text:line-break/>bus, quibus cerebro continuus est, actiones fervat, quas<text:line-break/>in inferioribus depereunt. At utrum, quemadmodum<text:line-break/>ipfum cerebrum nervis, ita illi cur<text:span text:style-name="Default_20_Paragraph_20_Font"><text:span text:style-name="T2">t</text:span></text:span>us altera pars quae-<text:line-break/>dam facultates immittat, aut fons quidam ipsarum sit,<text:line-break/>etiam abditum est. Haec enim speculatio ad principem ani-<text:line-break/>mam spectat. Sed redeamus, unde digressa est oratio. In.<text:line-break/>cessus equidem cruris totius actio esu Huic autem prae<text:span text:style-name="Default_20_Paragraph_20_Font"><text:span text:style-name="T2">est<text:line-break/></text:span></text:span>in cruribus mufculofum partium genus; ossa vero, car-</text:p>
      <text:p text:style-name="P1">siligines, adeps, glandula, arteria, cutis, venae,<text:line-break/>membranae, et ligamenta initium motus habent a mu-<text:line-break/>fculis. Primum enim ab ipsis ossa moventur, caetera<text:line-break/>vero <text:span text:style-name="Default_20_Paragraph_20_Font"><text:span text:style-name="T2">o</text:span></text:span>mnia, quod ossibus in ambitu assita sint, cum<text:line-break/>illis moventur. Quare pedis motus musculi actio est;<text:line-break/>verum universi cruris, non omnium ejus partium actio<text:line-break/>est. Ac propterea diximus, duplex esse actionum genus :<text:line-break/>unum quidem primum ac maxime proprium cuique par-<text:line-break/>tium simplicium agenti; alterum vero ex accidenti, aut<text:line-break/>secundario, vel non primario, aut, quomodocunque ali-<text:line-break/>quis nominare voluerit, universorum organorum.</text:p>
      <text:h text:style-name="Heading_20_2" text:outline-level="2">cap. IV. </text:h>
      <text:p text:style-name="P5">Quum autem hoc a nobis definitum sit, post-<text:line-break/>ea quaerendum est, tum quibus partium organicarum, tum<text:line-break/>quibus simplicium actio compleatur; ac primum ab orga-<text:line-break/>nicis exordiendum , quandoquidem cruris meminimus..<text:line-break/>ltaque nisi ossa tot tantaque sint, et eo modo con—<text:line-break/>formata, e<text:span text:style-name="Default_20_Paragraph_20_Font"><text:span text:style-name="T2">o</text:span></text:span>que ordine connexa, musculorum motus ni-</text:p>
      <text:p text:style-name="P1">hil proficiet. oportet enim in articulationibus alterum<text:line-break/>quidem os excipere, alterum vero ingredi ac excipi;<text:line-break/>ligamenta vero ah externo ambitu circumducta esse,<text:line-break/>quae eorum constructionem coerceant, ut. sedem non<text:line-break/>permutent; non tamen ita rigida ac dura, ut m<text:span text:style-name="Default_20_Paragraph_20_Font"><text:span text:style-name="T2">o</text:span></text:span>tibus<text:line-break/>obnituntur; neque etiam adeo laxa, ut articulos vacil-<text:line-break/>dare sinant. Proindeque ligamenta videntur magnitudine<text:line-break/>quadam, et conformatione, et numero, et compositione<text:line-break/>indigere; si namque majora aut minora fuerint, siqua<text:line-break/>plura vel pauciora, quam deceat, sive in alia figura,<text:line-break/>vel in alium locum inferantur, non amplius illaesus erit<text:line-break/>articulationis motus. Quemadmodum igitur et in ligamen-<text:line-break/>tis et ossibus et musculis nunc dictum est; sic in<text:line-break/>omnibus tum de actione, tum de usu disserere comen-<text:line-break/>laneum est. Si namque nulla inveniatur pars, quas<text:line-break/>actione aut usu otiosa vacet, imo si fecundum subsint-<text:line-break/>tiam propriam , et magnitudinem , ac praeterea coa-<text:line-break/>formationem et idoneam structuram constituta sit, ipsa,</text:p>
      <text:p text:style-name="P1">pr<text:span text:style-name="Default_20_Paragraph_20_Font"><text:span text:style-name="T2">o</text:span></text:span>ut est, conservanda. At in re aliqua vitiata, in<text:line-break/>statum meli<text:span text:style-name="Default_20_Paragraph_20_Font"><text:span text:style-name="T2">o</text:span></text:span>rem ducenda. Quod efficere non potes,<text:line-break/>priusquam singularum partium actionem, et usum, et<text:line-break/>constitutionem noveris. Haec itaque quaerenda, haud-<text:line-break/>que negligenda, fi fani et morbosi corporis scientiam<text:line-break/>simus adepturi.</text:p>
      <text:h text:style-name="Heading_20_2" text:outline-level="2">Cap. V. </text:h>
      <text:p text:style-name="P5">Quum autem huc deducta sit oratio, opus est<text:line-break/>facultatem methodi memoria repetere.. Neque enim domus,<text:line-break/>neque navis, neque lecti, neque cujusque rei alterius<text:line-break/>structuram aliquis aliter exploraverit, an vitio careat,<text:line-break/>an ver<text:span text:style-name="Default_20_Paragraph_20_Font"><text:span text:style-name="T2">o</text:span></text:span> vitiofa sit, quam fi eas quae componunt partes<text:line-break/>scrutatus fuerit, quot sint numero, quam magna quae-<text:line-break/>que, quomodo conformata, et quomodo sita sit. In his<text:line-break/>autem <text:span text:style-name="Default_20_Paragraph_20_Font"><text:span text:style-name="T2">o</text:span></text:span>mnium coagmentaturum corporum tum integritas<text:line-break/>tum vitium existit. In his vero ipsis demonstrabitur et<text:line-break/>domus et navis affectiones consistere, scilicet in par-<text:line-break/>fiam magnitudine, conformatione, numero et situ:<text:line-break/>siquidem et vitium et integritas. At vero lecti non in</text:p>
      <text:p text:style-name="P1">istis; vestimentorum vero in aliis quibusdam; calcea-<text:line-break/>mentorum vero non in iisdem. In omnibus igitur erga-<text:line-break/>nicis corporibus, quibus substantia ex compositione est,<text:line-break/>in quatuor generibus integritas, et vitium, et assertio<text:line-break/>continetur. Si vero et naturalem unionem consequantur<text:line-break/>partes, quintum quoddam oborietur id genus ejusm<text:span text:style-name="Default_20_Paragraph_20_Font"><text:span text:style-name="T2">o</text:span></text:span>di<text:line-break/>corporibus, adeo ut optimum quidem co<text:span text:style-name="Default_20_Paragraph_20_Font"><text:span text:style-name="T2">r</text:span></text:span>pus <text:span text:style-name="Default_20_Paragraph_20_Font"><text:span text:style-name="T2">o</text:span></text:span>ptimas<text:line-break/>sortiatur actiones, quod vero pessimum, pessimas. fii<text:line-break/>vero aliqua quoque salvatur unitas, non vitiosis saluta<text:line-break/>ejusmodi affectio, sed jam et morbus est. vocetur aa-<text:line-break/>tenr dilucidioris doctrinae gratia genus istud unitatis<text:line-break/>folutio; si quis et continui solutionem appellet, haud<text:line-break/>erit dissidium. Sed quod et similaribus partibus is ex-<text:line-break/>citetur assectus, scire oportet. Etenim ossis, et nervi, et<text:line-break/>venae, et arteriae, et carnis, quotiescunque punguntur,<text:line-break/>roduntur, secantur, divelluntur et rumpuntur, vitiatur<text:line-break/>continuum. . Uerum in osse quidem fractura assectus vota-<text:line-break/>tur; ruptura vero lu carnosis muscul<text:span text:style-name="Default_20_Paragraph_20_Font"><text:span text:style-name="T2">o</text:span></text:span>rum partibus,</text:p>
      <text:p text:style-name="P1">quae extensione concitatur; quum autem fibrae per-<text:line-break/>atque tensae rumpuntur, vulsum vocatur affectus: eo-<text:line-break/>leat vero modo quae ruptione continui fit in carne si,-<text:line-break/>latio, vulnus, quod non extensione, fed incisione<text:line-break/>prodit; verum si, quod vulnerat, acutum ac tenue sit,<text:line-break/>punctura et punctio nominatur; si vero grave, contu-<text:line-break/>sio vel collisio; ex corrosione vero qui in osse qui-<text:line-break/>denr <text:span text:style-name="Default_20_Paragraph_20_Font"><text:span text:style-name="T2">o</text:span></text:span>boritur, caries; qui vero in caeteris, ulcus. Sed<text:line-break/>nominare quidem alio modo concedatur. At hae disse-<text:line-break/>rentiae omnes tot talesque <text:span text:style-name="Default_20_Paragraph_20_Font"><text:span text:style-name="T2">t</text:span></text:span>uus quinti generis morbo-<text:line-break/>ruat, quum primas partes obsident. In organicis vero<text:line-break/>(at dictum est) fecundum eas, quae diversi sunt generis,<text:line-break/>toagmentationes oboriuntur, vocanturque omnes avulsio-<text:line-break/>nes. Sed divisa quadam tota parte similari, affectio<text:line-break/>quidem illa tum ejus partis erit, quae <text:span text:style-name="Default_20_Paragraph_20_Font"><text:span text:style-name="T2">t</text:span></text:span>ecta est, tum<text:line-break/>esiam totius erit organi. Interdum tamen ex accidenti,<text:line-break/>ut quum vel musculus, vel pars hujusmodi aliqua asse-<text:line-break/>eta est; interdum vero etiam primario, ut quum liga-<text:line-break/>uentani. Ut igitur unius generis morbi, in quo par-</text:p>
      <text:p text:style-name="P1">tium continuum laeditur, differentias ego nunc edisserui,<text:line-break/>ita et tu simili experiare ratione caetera quatuor genera<text:line-break/>paucis percurrere. Memoria namque ipsis hoc in libro<text:line-break/>repetere superfluum mihi videtur, quum in libro it<text:line-break/>morborum differentiis accurate conscripta sint omnia.</text:p>
      <text:h text:style-name="Heading_20_2" text:outline-level="2">cap. VI. </text:h>
      <text:p text:style-name="P5">Rursus igitur nobis ipsis in memoriam revo-<text:line-break/>cabimus, quod et in caeteris partibus omnibus, in quaran<text:line-break/>compolitione substantivae species est, demonstratum sit,<text:line-break/>.universa genera quatuor totius substantiae ipsarum etsi<text:line-break/>causas; ac praeterea tum probe constitutae, tum vitia-<text:line-break/>tae ip<text:span text:style-name="Default_20_Paragraph_20_Font"><text:span text:style-name="T2">t</text:span></text:span>arum figurae; deinde vero quod et cujusque ipsi.<text:line-break/>rum simplicium partium naturam scire necesse sit, si<text:line-break/>quis tum et earum integritatem et vitium c<text:span text:style-name="Default_20_Paragraph_20_Font"><text:span text:style-name="T2">o</text:span></text:span>gnoscere,<text:line-break/>tum affectus emendare commode valeat. oblaelo igitur<text:line-break/>domus imbrice, aut latere aliquo,. vel crudo, vel <text:span text:style-name="Default_20_Paragraph_20_Font"><text:span text:style-name="T2">c</text:span></text:span>oeto,<text:line-break/>reire oportet opificem, et quomodo ejusm<text:span text:style-name="Default_20_Paragraph_20_Font"><text:span text:style-name="T2">o</text:span></text:span>di alterata<text:line-break/>structurus sit, et quomodo oblaesum exempturus, a<text:span text:style-name="Default_20_Paragraph_20_Font"><text:span text:style-name="T2">c</text:span></text:span> in<text:line-break/>illius locum alterum integrum positurus. At Iane et<text:line-break/>qui artem circa hominis corpus versantem constituit, ei</text:p>
      <text:p text:style-name="P1">praeter caetera necessarium quoque est id nosse, num<text:line-break/>aliqua pars loco alterius p<text:span text:style-name="Default_20_Paragraph_20_Font"><text:span text:style-name="T2">o</text:span></text:span>ni queat, an vero alterius<text:line-break/>vice locari nequeat. Carnem quidem prave affectam si<text:line-break/>refecueris , aliam procreare poteris ; nervum vero aut<text:line-break/>ligamentum si secueris, alterum ejusmodi efficere non<text:line-break/>poteris. illi etenim ex sanguine; his vero ex semine<text:line-break/>ortas effi Sed os quoque una quaedam est partium,<text:line-break/>quae in prima conformatione constructae sunt. Verum<text:line-break/>in locum ipsius restituere possumus aliquid ossi assimile.<text:line-break/>sit haec nos equidem nunc obiter sumpta exempli gratia<text:line-break/>prodidimus, imo et ratio ipsum hortatur inquirere, qui<text:line-break/>artem constituit, jamque inventionis principia des<text:span text:style-name="Default_20_Paragraph_20_Font"><text:span text:style-name="T2">c</text:span></text:span>ripsi-<text:line-break/>tuas, quae ad primam animantis generationem revisimus,<text:line-break/>confuluimusque inquirere, quaenam ex semine procreata<text:line-break/>sint, et quae ah alimentis perpetuo procreentur. Ad<text:line-break/>baec autem magis methodus et cogit et exhortatur nos<text:line-break/>inquirere, utrum singulae partes similares, quae et sim-<text:line-break/>plices conspiciuutur, unum sint, an vero ex pluribus</text:p>
      <text:p text:style-name="P1">constent et quis sit earum compositionis modus. stas<text:line-break/>namque planum est organicis nuncupatis proportione re-<text:line-break/>spondentes et in quantitate, et conformatione, et magnitu-<text:line-break/>dine, et situ ipsas constituentium, tum integritatem, tum<text:line-break/>vitium sortiturae , si modus ipsarum generationis fit ana-<text:line-break/>logus; si vero non ita, sed ut medicamentum, quod te-<text:line-break/>trapharmacum nominatur, totis per tota mixtis factae sint,<text:line-break/>alia ratione ipsarum integritatem et vitium et morbum<text:line-break/>comperies. Quemadmodum (arbitror) si non ex mixtis,<text:line-break/>fed ex appositione accurata fit ipsarum unitas peraeque<text:line-break/>cephalice , quod vocatur, medicamento arido; sic et<text:line-break/>integritatem, et vitium et morbos operis generationi<text:line-break/>proprios inveneris : si vero non ex multis specie disse-<text:line-break/>nentibus, sed ex iisdem specie omnibus compositae sint,<text:line-break/>ut (si ita fiors tulerit) domus quaedam ex coctis lateri-<text:line-break/>bus fo lis, aut lapidibus, in compositione sola videlicet<text:line-break/>similarium partium et integritatem et vitium et morbos<text:line-break/>operis .generationi proprios reperies. Verum sane est-</text:p>
      <text:p text:style-name="P1">quod praedictorum similaribus adesse partibus, ratio nobis<text:line-break/>suadet; quodnam autem ex ipsis verum sit, exacta con-<text:line-break/>sideratione indiget. Videmus enim, philosophos in hu-<text:line-break/>jusmodi quaestionem descendere, quemadmodum et me-<text:line-break/>dicorum nonnullos plurimum inter se discrepaste. Quare<text:line-break/>mihi etiam quamplurimi medici videntur ab hac quae-<text:line-break/>llione secessisse, quum se id, quod quaereretur, inventuros<text:line-break/>nequaquam sperarent; nonnulli vero non modo ut im-<text:line-break/>polsibiIem, <text:span text:style-name="Default_20_Paragraph_20_Font"><text:span text:style-name="T2">s</text:span></text:span>ed ut inutilem disquisitionem omiserunt.<text:line-break/>Quod quidem inutilis minime sit, si quis non expe-<text:line-break/>rienlia, sed methodo artem constituerit , jam mihi dilu-<text:line-break/>cidum esse videtur: quod vero non impossibilis, postea<text:line-break/>considerabimus, quum quid paucum pejus inter nos dis-<text:line-break/>seruerimus. Si quam enim mihi fidem adhibeas,<text:line-break/>ut certe adhibes, quum me rem nullam humanae glu-<text:line-break/>riae, fed veritatis studio omnia efficere conspicias; ne<text:line-break/>te multitudo menicorum philosophorumque discrepantium<text:line-break/>deterreat. Si namque, ex quibus veritatem nosse opor-<text:line-break/>tet, ea omnibus adessent, nec ipsam postea invenient,</text:p>
      <text:p text:style-name="P1">spem inventionis abjici consentaneum esset. Sed fi quae-<text:line-break/>dam omnino isti non habuerint, quemadmodum etiam<text:line-break/>concedunt, quaedam vero utrum habuerint non coa-<text:line-break/>stet, nos vero simus conscii, nos ipsus omnia tenere,<text:line-break/>veritatis inquisitionem audacter admittere necesse est.<text:line-break/>Quotnam igitur existunt, quae concurrere opus est, ut, si<text:line-break/>quis quaerens aliquid, sive verum noverit, sive non,<text:line-break/>ab inventione non desperet? Septem nimirum. Pli-<text:line-break/>mum quidem acuta natura, ut, quaecunque disciplina ra-<text:line-break/>tionalis edoceatur, eam facile assequatur. Secundum a<text:line-break/>puerili aetate et institutio, et exercitatio, ut in primis<text:line-break/>versetur disciplinis; maxime vero et in arithmetica et<text:line-break/>in geometria sese exercuisse oportet, quemadmodum et<text:line-break/>Plato consuluit. Tertium, ad haec omnia optimis fua<text:line-break/>tempestate habitis praeceptoribus aures adhibuisse.<text:line-break/>Quartum post ea, ipfum esse laboris patientissimum, ut<text:line-break/>nihil quicquam interdiu, nihilque noctu praeter disci-<text:line-break/>plicas meditetur. Quintum praeterea,. quod paucissimis<text:line-break/>contingit , veritatem expetere , eique soli in tuta vita<text:line-break/>studio incumbere, fpretisque caeteris omnibus. quae a</text:p>
      <text:p text:style-name="P1">plerisque expetuntur. Sextum ferie, methodum quan-<text:line-break/>dant didicisse, qua tum verum, tum salium diiudicetur. .<text:line-break/>sina enim certe fatis fuerit ad inventionem duntaxat<text:line-break/>eorum, quae desideramus, veritatem concupiscere, fed<text:line-break/>tuam facultatem quandam inventionis paratam habere<text:line-break/>oportet Ad haec omnia septimum , methodum exer-<text:line-break/>unisse decet, ut non salum cognoscere, sed uti. queat.<text:line-break/>sii namque rhetoribus quidem inferiorem artem luctanti-<text:line-break/>bus haud fatis esse videatur nosse methodum, sed totam<text:line-break/>vitam in ipsius exercitatione conterant, multo magis<text:line-break/>tnagna adeo quaerentibus fotum edidicisse methodum ne-<text:line-break/>quaquam sufficiet. -Itaque si quod unum horum, quae<text:line-break/>dicta fimt, ad veritatem viam instituenti desit, ae-<text:line-break/>quum est ipsum haud admodum sperare eorum quae ex-<text:line-break/>pesit quicquam esse coufeqtruturutn. Si vero omnia<text:line-break/>suppetant, quid prohibet veritatem bona spe fultum ex-<text:line-break/>qtirere?</text:p>
      <text:h text:style-name="Heading_20_2" text:outline-level="2">cap. VII. </text:h>
      <text:p text:style-name="P5">Institutum porro est nobis , quemadmodum<text:line-break/>omnes totius corporis vel etiam simplicissimas ex dissectione</text:p>
      <text:p text:style-name="P1">didicimus, ita hoc ipfum invenire, nempe quales natura<text:line-break/>existant primariae et simplicissimae partes. Verum nes<text:line-break/>de omnibus, sed de una ceu exempli loco sermonem<text:line-break/>instituemus. Caro inspiciatur primum, an unum spuit<text:line-break/>iit elementum, quod ipsam procreaverit. Nihil enim tus.<text:line-break/>li est primam et simplicissimam in ea partem sic appel-<text:line-break/>lasse. Deinde si talis non appareat; an multae; p<text:span text:style-name="Default_20_Paragraph_20_Font"><text:span text:style-name="T2">o</text:span></text:span>sita,<text:line-break/>quot hae, et quae sint; tum, quinam compositionis earum<text:line-break/>modus exisset. i Quum igitur caro,. dum locatur calescit.<text:line-break/>que vehementer, dolore afficitur; unum specie elentes-<text:line-break/>tum esse non potest, cuiusmodi Epicurea atomon statuit<text:line-break/>Quod enim unum specie elementum tale non sit, -indi<text:line-break/>constat; nulla siquidem ex atomis ipfa per fe aut <text:span text:style-name="Default_20_Paragraph_20_Font"><text:span text:style-name="T2">c</text:span></text:span>asiis<text:line-break/>natura est aut frigida , neque etiam candida quaedam<text:line-break/>ex ipsis est, vel nigra. Sed quid commor<text:span text:style-name="Default_20_Paragraph_20_Font"><text:span text:style-name="T2">o</text:span></text:span>r, et com-<text:line-break/>minuens orationem protraho? .In lumina namque, aulia<text:line-break/>qualitas est ipsi atomo, ut auctores al<text:span text:style-name="Default_20_Paragraph_20_Font"><text:span text:style-name="T2">t</text:span></text:span>arum decernunt.<text:line-break/>Num hujusmodi qualitates universae per t<text:span text:style-name="Default_20_Paragraph_20_Font"><text:span text:style-name="T2">o</text:span></text:span>ta corpora</text:p>
      <text:p text:style-name="P1">pertneasse videntur, ut ipsa figurae qualitas ipsis omni-<text:line-break/>bus infit: inest autem et renixus et gravitas; sed haec<text:line-break/>au qualitatem, an aliud quicquam vocare oporteat, ad<text:line-break/>propositum nihil attinet. Omnibus - enim ipsis praedicta<text:line-break/>instat, nec inter se specie differunt, sicut homoeome-<text:line-break/>riae, similaritates , iis qui illas supposuere, aut ale-<text:line-break/>menta quatuor haec statuerunt. Hippocrates igitur in-<text:line-break/>quit: ego vero dico, si homo .unum esset, haudquaquam<text:line-break/>deleret Rectissime pronunciat. Nam unum in aliud<text:line-break/>mutari neu potest, quum non habeat in quod mutetur.<text:line-break/>quum immutabile nec alterari r nec mutari possit; impa-<text:line-break/>tibiis vero dolore vacet: at manat ex dictis pronunciatis<text:line-break/>haec conclusio, unum esse impetibile, ob quam rursus aliud<text:line-break/>pr<text:span text:style-name="Default_20_Paragraph_20_Font"><text:span text:style-name="T2">o</text:span></text:span>p<text:span text:style-name="Default_20_Paragraph_20_Font"><text:span text:style-name="T2">o</text:span></text:span>netur argumentum tale. Si elementum unum esset<text:line-break/>specie, nihil i<text:span text:style-name="Default_20_Paragraph_20_Font"><text:span text:style-name="T2">n</text:span></text:span> omnibus unquam doleret. Atqui dolet :<text:line-break/>non igitur unum est elementum. Quoniam vero de carne<text:line-break/>nubis constitutum erat disse<text:span text:style-name="Default_20_Paragraph_20_Font"><text:span text:style-name="T2">r</text:span></text:span>tationem moliri, de illudis-<text:line-break/>f<text:span text:style-name="Default_20_Paragraph_20_Font"><text:span text:style-name="T2">e</text:span></text:span>ratur. Si unum esset specie carnis elementum, nun-</text:p>
      <text:p text:style-name="P1">quam caro doleret; sed dolet; non igitur unum specie<text:line-break/>carnis. elementum esu Eadem vero ratiocinatio alio<text:line-break/>quoque modo proponetur. Si impatibile sit camis eis.<text:line-break/>mentum, non dolebit: atqui dolet: non igitur est nugati-<text:line-break/>hile. At si quis et plura esse elementa dicat, n<text:span text:style-name="Default_20_Paragraph_20_Font"><text:span text:style-name="T2">o</text:span></text:span>n ta-<text:line-break/>men quae atterentur: de illis in hunc. m<text:span text:style-name="Default_20_Paragraph_20_Font"><text:span text:style-name="T2">o</text:span></text:span>dum eadem<text:line-break/>ratiocinatio proferetur. Si impatibilia sunt <text:span text:style-name="Default_20_Paragraph_20_Font"><text:span text:style-name="T2">c</text:span></text:span>arnis eis-<text:line-break/>menta, non dolebit; sed dolet, non igitur impatibilia<text:line-break/>rutu carnis elementa. Quare prior quidem ratiocinatio,<text:line-break/>et atomorum, et incompactilium, et minimorum c<text:span text:style-name="Default_20_Paragraph_20_Font"><text:span text:style-name="T2">o</text:span></text:span>rpus-<text:line-break/>cuiorum hypothesim subvertit. Altera vero et similari-<text:line-break/>tatum et Empedoclis opinionem tollit. Etenim hic ex<text:line-break/>quatuor elementis corpora vult constitui, sed quae iuvi-<text:line-break/>cem non transmutentur. Adhibe jam disputati<text:span text:style-name="Default_20_Paragraph_20_Font"><text:span text:style-name="T2">o</text:span></text:span>ni ani-<text:line-break/>tuum, qua citius ac speraverim maximam e<text:span text:style-name="Default_20_Paragraph_20_Font"><text:span text:style-name="T2">o</text:span></text:span>rum partem<text:line-break/>quae quaerebas invenit; quippe camis elementa non<text:line-break/>impatibilia esse oportere demonstravit. Non igitur</text:p>
      <text:p text:style-name="P1">etiamnum, qui dolores tempori statuunt in corporum ii-<text:line-break/>l<text:span text:style-name="Default_20_Paragraph_20_Font"><text:span text:style-name="T2">o</text:span></text:span>rum impatibilium compositione, quae certe elementa<text:line-break/>omnium rerum naturae supponunt, propositum in ora-<text:line-break/>tioue obtinebunt. Etenim nec intellectus capit, imo<text:line-break/>nec ullum eorum, quae sub sensum cadunt, attestatur, im-<text:line-break/>patibile dolore affici. Nam digitos si invicem committas,<text:line-break/>rursusque separes, nulli dolorem nec coitus, nec separatio<text:line-break/>c<text:span text:style-name="Default_20_Paragraph_20_Font"><text:span text:style-name="T2">o</text:span></text:span>ncitabit, siquidem dolor passioni coniunctus esu At<text:line-break/>nihil contiguum .afficitur, quoniam in bis duobus passio<text:line-break/>consistit, alteratione per tota et continuitatis divortio.<text:line-break/>Quum igitur in patibilibus manifesto corporibus neque<text:line-break/>coitus, neque sejunctio dolorem efficiat, multo minus<text:line-break/>in impatibilibus efficiet. Quare nec Asclepiadis corpus-<text:line-break/>culum illud incompactile fragile existens dolebit, dum<text:line-break/>frangitur; non enim ipsi sensus esu Quare neque huic<text:line-break/>pius erit doloris ex iis, quibus afficitur, quum sensus sit<text:line-break/>expers; quam offi, cartilagini, adipi, ligamento et pilisv</text:p>
      <text:p text:style-name="P1">Etenim haec omnia patiuntur quidem, <text:span text:style-name="Default_20_Paragraph_20_Font"><text:span text:style-name="T2">t</text:span></text:span>ed non d<text:span text:style-name="Default_20_Paragraph_20_Font"><text:span text:style-name="T2">o</text:span></text:span>lent,<text:line-break/>quia nec sentiunt. Quicquid igitur dolebit, patibile ac<text:line-break/>sensibile esse oportet;non tamen ex sensilibus primis<text:line-break/>necessarium est esse sensibile, fied patibile solum snssicit.<text:line-break/>Nam aliquando sensibile fieri poterit, fi immutetur al-<text:line-break/>tereturque. At quia multitudine innumerae alterationes<text:line-break/>ac temperaturae elementorum fieri possunt, infinitae<text:line-break/>quoque erunt particularium corporum proprietates, fe-<text:line-break/>cundum quas nihil absurdum fuerit multa insensilia<text:line-break/>fieri, atque ex iis, quae sentiunt, aliud magis, aliud<text:line-break/>minus sentire. At vero et elementa uno plura<text:line-break/>necessario esse, quae alterari natura possunt, clare<text:line-break/>demonstratum est: iis, qui, ut paulo ante dictum est,<text:line-break/>apparatum omnem habent illorum, ex quibus possit<text:line-break/>aliquis fieri scientificus. Qui vero eo stupiditatis ve-<text:line-break/>niuut , ut ne vel an methodus quaedam demonstrandi<text:line-break/>sit, prius dignentur inquirere, vel ab alio discere, vel<text:line-break/>refe in ea exercere, iis sane hic sermo n<text:span text:style-name="Default_20_Paragraph_20_Font"><text:span text:style-name="T2">o</text:span></text:span>n est c<text:span text:style-name="Default_20_Paragraph_20_Font"><text:span text:style-name="T2">o</text:span></text:span>mmuni-</text:p>
      <text:p text:style-name="P1">caudas. Neque enim contendendi cum aliis, aut vin-<text:line-break/>cendi, sed veritatis ipsius inveniendae desiderio ad hanc<text:line-break/>disputationem descendimus. Nam qui indoctas illorum<text:line-break/>opiniones volet redarguere, is librum, quem de elementis<text:line-break/>ex liippocratis sententia inscripsimus, seorsum sibi le-<text:line-break/>genium proponat.</text:p>
      <text:h text:style-name="Heading_20_2" text:outline-level="2">Cap. VIII. </text:h>
      <text:p text:style-name="P5">Ruritis igitur ad institutum reversi, finem ei<text:line-break/>imponamus. Quoniam elementum per totum alterabile est,<text:line-break/>quot universa sint elementa, deinceps. referamus, ducto<text:line-break/>et bie ab iis, quae evidenter apparent, orationis exor-<text:line-break/>dio. Quae rem quamcunque alterant, eam tetigisse an-<text:line-break/>lea, quam immutasse, necesse est, ut <text:span text:style-name="Default_20_Paragraph_20_Font"><text:span text:style-name="T2">t</text:span></text:span>ensus docet, et ip-<text:line-break/>sa rerum natura indicat. Nam absurdissimum est, ati-<text:line-break/>quid in Aegypto a flamma, quae hic est, alterari. Atqui<text:line-break/>fi ex contactu id atteret; quod transmutat, quarundam<text:line-break/>tactilium qualitatum ratione operari ipsi necesse est.<text:line-break/>Quid igitur vetat has omnes inspici? Acutum sane,</text:p>
      <text:p text:style-name="P1">quod proxime accedit, ferat, verum substantiam ejus<text:line-break/>non. atterat, quemadmodum nec gravitas; sed contundit<text:line-break/>quidem et haec, verum per totum patientis substantiae<text:line-break/>mutationem non efficit; quin nec durities ile sibi pro-<text:line-break/>xrmum alterare potest, ut ru aliam speciem traducat.<text:line-break/>Calor tamen et frigus totam adiacentem substantiam<text:line-break/>alterare potest. Ita vero humor et siccitas, etsi non<text:line-break/>subito, quemadmodum praedictae, certe tempore et<text:line-break/>ipfae sulrjecta transmutant. An igitur aliam adhuc al-<text:line-break/>terandi facultatem habemus? Au universa multitud<text:span text:style-name="Default_20_Paragraph_20_Font"><text:span text:style-name="T2">o</text:span></text:span> in<text:line-break/>his est? Certe stolas praedictas qualitates efficientes tum<text:line-break/>dici, tum censeri c<text:span text:style-name="Default_20_Paragraph_20_Font"><text:span text:style-name="T2">o</text:span></text:span>nvenit, ac praesertim primam inter<text:line-break/>eas oppositionem : atque in hac magis cal<text:span text:style-name="Default_20_Paragraph_20_Font"><text:span text:style-name="T2">o</text:span></text:span>rem , insit<text:line-break/>siquidem qualitatum efficacissima est; post hunc frigus<text:line-break/>est, mox humor, et siccitas; nulla vero alia qualitas<text:line-break/>sibi adjacentia per tota alterati Si namque divellit ali-<text:line-break/>quid, contundit, secat et pungit, id quidem facit, ve-<text:line-break/>num per tutam substantiam patientis allevationem n<text:span text:style-name="Default_20_Paragraph_20_Font"><text:span text:style-name="T2">o</text:span></text:span>n</text:p>
      <text:p text:style-name="P1">extendit; unde nec lu alteram essentiae speciem ipsum<text:line-break/>transfert, sed in plurima separat- Itaque nivem fi diyi-<text:line-break/>das in minimas partes, ipsam quidem nivem servabis.<text:line-break/>sin calefeceris , non esse nivem efficies; etenim ex<text:line-break/>aqua ipsa refrigerata, non in unum collecta, ejus ortus<text:line-break/>est; hoc siquidem substantiae incrementum, illud gene-<text:line-break/>ratio est. latu vero contrariorum in parva quidem divisio,<text:line-break/>substantiae diminutio est; calefactio autem, alterius sub-<text:line-break/>stantiae generatio, quum praecedentem alteraverit speciem.<text:line-break/>lgitur quaecunque corpora primum hujusmodi qualitates<text:line-break/>obtinent, illa reliquorum omnium et carnis elementa<text:line-break/>fanti, lunt autem haec terra, aqua, aer et ignis, quae;<text:line-break/>philosophi omnes, qui. demonstrationem non refugiunt, ele-<text:line-break/>menta esse eorum, quae generantur et corrumpuntur,<text:line-break/>asseverarent, ac ipsis in fe mutuo transmutari ajunt,.<text:line-break/>ccmmuneque aliquod omnibus esse subjectum. Verum de<text:line-break/>his haud verba sunt: sed quod deterreri non oporteat<text:line-break/>multitudme a veritate aberrantium, verum demonstra-.</text:p>
      <text:p text:style-name="P1">tioni , si cui ejus copia sit , fidem adhibere. Porro si<text:line-break/>omnino demonstrationis substantiam ignorant, ut non-<text:line-break/>nulli, qui fe philosophos dicunt, vereri fe sententiam<text:line-break/>ferre omnino fatentur. Nam perinde est, ac fi quis<text:line-break/>difcere vellet, quonam modo defectum fotis praesagiri<text:line-break/>oporteat, priusquam in numeris fe et lineis exercueris<text:line-break/>Fugiendi itaque. ejusmodi homines sunt, tanquam ba-<text:line-break/>rathra; quippe secum aliquando eos, quibuscum verfan-<text:line-break/>tur,. attrahunt, vel omnino inficiunt.,. nili in logica fpe-<text:line-break/>calatione abunde quis exercitatus fuerit Hac itaque<text:line-break/>via non .ita in re altera, quam in illa theoria nobis<text:line-break/>exercendum esu Sed hoc equidem scio praeter iusti-<text:line-break/>tutum.</text:p>
      <text:h text:style-name="Heading_20_2" text:outline-level="2">Cap. IX.</text:h>
      <text:p text:style-name="P5"><text:s/>Ad rem propositam redeamus. Ex quatu<text:span text:style-name="Default_20_Paragraph_20_Font"><text:span text:style-name="T2">o</text:span></text:span>r<text:line-break/>elementis invicem contemperatis corpus unum similare.gi-<text:line-break/>gnitur, pro temperamenti qualitate vel sensibile vel iusta-<text:line-break/>sibilo. Simili vero ratione et particulares in utroque gene-<text:line-break/>re differentiae omnes temperamenti differentiam fequun-<text:line-break/>tum Pro hujus enim proprietate aliud os, aliud cate,</text:p>
      <text:p text:style-name="P1">aliud arteria, aliud nervus efficitur. Sed et cujusque<text:line-break/>ipsarum proprietas in temperamenti proprietate consi-<text:line-break/>siit: siccior namque et calidior leonis caro est; humidior .<text:line-break/>frigidiorque ovis; media inter utramque hominis, atque<text:line-break/>later ipsus homines Dionis caro, exempli gratia, cali-<text:line-break/>dior est, frigidior autem Phitonis. Quapropter tot simi-<text:line-break/>litium partium differentiae sunt, simplices quidem, quot<text:line-break/>elementa, calidiores, frigidiores, humidiores et flecto-<text:line-break/>res; c<text:span text:style-name="Default_20_Paragraph_20_Font"><text:span text:style-name="T2">o</text:span></text:span>mpositae vero aliae quatuor, humidiores simul<text:line-break/>et frigidiores, calidiores et humidiores; alia quoque<text:line-break/>tertia quaedam siccior una et calidior; deinde quarta<text:line-break/>frigidi<text:span text:style-name="Default_20_Paragraph_20_Font"><text:span text:style-name="T2">o</text:span></text:span>r simul et siccior; bis accedit princeps omnium<text:line-break/>temperatissima. Sed de his quidem formo idoneus totus<text:line-break/>in libris de temperamentis habitus esu Verum praestans<text:line-break/>firm<text:span text:style-name="Default_20_Paragraph_20_Font"><text:span text:style-name="T2">o</text:span></text:span>, quia similarium integritatem ac vitium in ele-<text:line-break/>tnent<text:span text:style-name="Default_20_Paragraph_20_Font"><text:span text:style-name="T2">o</text:span></text:span>rum commoderatioue et incommoderatioue invenit,<text:line-break/>deinceps ab ipsarum vitio morbum distinguet, Haec vero</text:p>
      <text:p text:style-name="P1">distinctio ab utrarumque rerum notione, ut in opere de<text:line-break/>demonstratione ostensum est, primum exordium habi-<text:line-break/>tura est. Quae igitur salubris constitutionis corporis no-<text:line-break/>tio est , quae jam et insalubris ? Sana quidem corp<text:span text:style-name="Default_20_Paragraph_20_Font"><text:span text:style-name="T2">o</text:span></text:span>ris<text:line-break/>structura illaesas fecundum naturam actiones habet,<text:line-break/>aegra vero lanias. Proinde quum quis Ianus imbecillia-<text:line-break/>res quidem, quam alius sanitate fruens, functiones ha-<text:line-break/>bet, nondum vero jam lae<text:span text:style-name="Default_20_Paragraph_20_Font"><text:span text:style-name="T2">t</text:span></text:span>as, intemperatiu<text:span text:style-name="Default_20_Paragraph_20_Font"><text:span text:style-name="T2">s</text:span></text:span> Iane est,<text:line-break/>fed nondum aegrotat. Igitur inter salubres corporis ha-<text:line-break/>littus unus quidem est temperatissimus, octo vero lateat-<text:line-break/>perati. At morbus temperatus nullus est; intemperati<text:line-break/>vero omnes ; tot numero , quot salubres intemperata-<text:line-break/>rae. Quod si ex fanis alios temperatos, alios intempe-<text:line-break/>ratos statuere cuipiam non placeat, is .alterum duorum<text:line-break/>dogmatum fequi cogetur, vel omnes femper aegrotare,<text:line-break/>vel unam esse omnium temperiem, virorum, mulierum,<text:line-break/>juvenum, senum, puerorum, athletarum, privatorum,<text:line-break/>operariorum , in otio degentium , robustorum , imbeeil-<text:line-break/>lium; fissi utrumque absurdum est; ergo tertiam qum-</text:p>
      <text:p text:style-name="P1">dam sanitatis latitudinem esse oportet, ut plurimae in<text:line-break/>ea fanorum corporum differentiae in maioris et mine-<text:line-break/>ris ratione comp<text:span text:style-name="Default_20_Paragraph_20_Font"><text:span text:style-name="T2">r</text:span></text:span>ehendantur , sicut et in aliis omnibus<text:line-break/>basiet. Etenim domus, et navis, et lectus, et arca,<text:line-break/>et vestimentum; et: calceus, et currus, vel melius vel<text:line-break/>pejus structura est, -priusquam aegrotet. Atque bae tres<text:line-break/>corp<text:span text:style-name="Default_20_Paragraph_20_Font"><text:span text:style-name="T2">o</text:span></text:span>ris dispositiones lu omnibus nobis statuendae sunt,<text:line-break/>optima, depravata et morbosa; sed optima quidem una<text:line-break/>est, in perfectissimum enim deterius non cadit, reliquo-<text:line-break/>rutu duorum innumerabilis certe copia est, habent au-<text:line-break/>tem ditferentias. ratione pluris et minoris.</text:p>
      <text:h text:style-name="Heading_20_2" text:outline-level="2">Cap. X. </text:h>
      <text:p text:style-name="P5">Quum igitur hucusqnehac o<text:span text:style-name="Default_20_Paragraph_20_Font"><text:span text:style-name="T2">r</text:span></text:span>atione perveni-<text:line-break/>mus, piam c<text:span text:style-name="Default_20_Paragraph_20_Font"><text:span text:style-name="T2">o</text:span></text:span>ercentes, quae dicta sunt, .ea pe<text:span text:style-name="Default_20_Paragraph_20_Font"><text:span text:style-name="T2">r</text:span></text:span> capita re-<text:line-break/>petamus. Agnoscemus enim ita, et quid rei quaesitae jam<text:line-break/>inventum fit, et quid praeterea supersit. Nobis quidem<text:line-break/>propositam est.,. artem sanitatis effectricem constituere,<text:line-break/>sed non ita est, ut architectura, quae domum exstruit,<text:line-break/>sid ut partis ejus labefactatae emendatrix: qiianouam</text:p>
      <text:p text:style-name="P1">hic n<text:span text:style-name="Default_20_Paragraph_20_Font"><text:span text:style-name="T2">o</text:span></text:span>n eodem protius . modo , verum. id ipsum, quod<text:line-break/>quaeritur, erat invenire; quatenus similiter aedificatori<text:line-break/>corporis vitia emendare potest, qui sanitatis tuendae ar.<text:line-break/>tem profitetur.. At quia ad haec omnia corporis natu-<text:line-break/>ram praenosce necesse est, cujus vitia ars curatura sit;<text:line-break/>ideo hoc ipsum disquisivimns. Quum autem inveneti-<text:line-break/>mus, ut functiones et structurae partium fecundum natu.<text:line-break/>ratu sunt,. pro quarum conservatione, et quum vitiatae<text:line-break/>suerint emendationis omnibus modis propugnandum est;<text:line-break/>ex quot compleatur quod fecundum naturam est, quaesi,<text:line-break/>viruus. Quum autem compertum habuerimus, organicis<text:line-break/>partibus ex earum quae ipsis insunt simplicium c<text:span text:style-name="Default_20_Paragraph_20_Font"><text:span text:style-name="T2">o</text:span></text:span>m-<text:line-break/>positione substantiam esse, atque simplicibus ex quatuor<text:line-break/>elementis , deinceps utrarumque partium morbos censi-<text:line-break/>derabinms. Ac jam fere corporum tum sanorum tum<text:line-break/>aegrotorum cognitionem ratio nobis invenit, neque hanc<text:line-break/>universam, sed speciem quandam. duntaxat ipsius et<text:line-break/>velut exemplum. Atqui universam tum sanorum tum</text:p>
      <text:p text:style-name="P1">aegrotantium corporum scientiae substantiam habebimus,<text:line-break/>quum ipsi materiae species induxerimus. Oportet enim<text:line-break/>non solum medicum nosse, singulas qu<text:span text:style-name="Default_20_Paragraph_20_Font"><text:span text:style-name="T2">a</text:span></text:span>sque partes ex hu-<text:line-break/>mido, frigido, sicco, calidoque mixtis procreari, verum<text:line-break/>etiam speciatim ipsas inspicere, quod ossium sit tempera-<text:line-break/>mentum, quale carnium, nervorum, venarum, et cu-<text:line-break/>jusque aliarum simplicium,. similiter vero et organica-<text:line-break/>rutu, quae cujusque partis sit compositio, veluti manus,<text:line-break/>cruris, iecoris, thoracis, pulmonis, cordis, celebri.<text:line-break/>Eadem ratione neque satis est simpliciter genera et difi-<text:line-break/>serentias morborum cognoscere, Ied etiam quomodo hi<text:line-break/>singulis partibus accidant. . ld enim si Iecerimus, scien-<text:line-break/>tiam sortiemur et fani et aegroti corporis non Iosum<text:line-break/>speciatim, sed et tota substantia; quae utrisque tum<text:line-break/>specie, tum materiam eam IuIcipiente constituitur. Re-<text:line-break/>Iiqunm vero est percensere, quomodo quis morbos curet,<text:line-break/>et sanitatem tueatur, quae in duobus operibus plenissime</text:p>
      <text:p text:style-name="P1">tractamus, nempe medendi methodo, et de sanitate<text:line-break/>tuenda. At hic eorum meminisse sufficit, quatenus me-<text:line-break/>thodum praemonstrare possint.</text:p>
      <text:h text:style-name="Heading_20_2" text:outline-level="2">Cap. XI. </text:h>
      <text:p text:style-name="P5">Itaque medendi methodns ex fanorum aegro-<text:line-break/>torntnque corporum affectu incipit. Quum enim fnmme<text:line-break/>sanum, sive similare, sive orga<text:span text:style-name="Default_20_Paragraph_20_Font"><text:span text:style-name="T2">n</text:span></text:span>icum fuerit, commedere-<text:line-break/>tum omnino sit, ineommoderatum vero, quod aegrotat;<text:line-break/>inspicienda est ipsius incommoderatio, quaenam haec<text:line-break/>sit; necessarium enim est dari alteram huic contrariam<text:line-break/>incommoderationem : in similarium quidem et simplicium<text:line-break/>partium affectibus qualitatem; in organicis vero, sila<text:line-break/>magnitudine fuerit incommoderatio morbi , aliam con-<text:line-break/>tradam magnitudinem, si in -conformati<text:span text:style-name="Default_20_Paragraph_20_Font"><text:span text:style-name="T2">o</text:span></text:span>ne , alteram<text:line-break/>contrariam conformationem; ita si in situ, vel numero.<text:line-break/>Proinde in omnibus ex intemperie ad commoderationem<text:line-break/>reditus a contraria incommoderatione futurus est. . liam<text:line-break/>quod praeter naturam affectum est, id dum ad naturam<text:line-break/>redit, veluti per viam quandam, eaudemque, sed e con-</text:p>
      <text:p text:style-name="P1">haris tendentem, incedere oportet. Si vero ex diver<text:span text:style-name="Default_20_Paragraph_20_Font"><text:span text:style-name="T2">t</text:span></text:span><text:span text:style-name="Default_20_Paragraph_20_Font"><text:span text:style-name="T4">o<text:line-break/></text:span></text:span>incessurum fit, per contraria prae<text:span text:style-name="Default_20_Paragraph_20_Font"><text:span text:style-name="T2">t</text:span></text:span>enti affectui . diverte- j.<text:line-break/>tar. Atque is <text:span text:style-name="Default_20_Paragraph_20_Font"><text:span text:style-name="T2">t</text:span></text:span>ropus communissimus generalissimus-<text:line-break/>que universae curationis morborum suerit, id contra-<text:line-break/>riam, ut quibusdam in locis ab Hippocrate traditum.<text:line-break/>est: Contraria contrariorum sunt remedia. Particulari-<text:line-break/>bus autem particularia stant contraria, calidum quidem<text:line-break/>frigido morbo, calido vero frigidum; similiter autem<text:line-break/>sicco quidem humidum, humido denique siccum. Sic qui-<text:line-break/>dem in similaribus res fe habet. lu organicis autem<text:line-break/>uniuscujusque praedictorum quatuor generum morbofae<text:line-break/>incommode, attoni contrarium inducere oportet, donec<text:line-break/>ad cotnmoderationem et naturalem statum pervenerimus;<text:line-break/>velut si caro major, quam natura exigat, ulceri cuipiam<text:line-break/>excreverit, non id offerre congruit, quod carnem pro-<text:line-break/>creet, neque quod nutriat, leo quod eam exedat, aufe-<text:line-break/>rati erodat atque corrumpat; quemadmodum, si in parte<text:line-break/>aliqua cavum ulcus acciderit, huic farcoticum adhiben-</text:p>
      <text:p text:style-name="P1">dum est; utriusque vero eatenus usus erit, ut tunc pri-<text:line-break/>mum cesses, quum ad commoderationem prius venerit,<text:line-break/>quam ad contrarium excedat. Etenim nili excrescentem<text:line-break/>carnem exedendo in commoderato statu constitueris, ca.<text:line-break/>vam partem efficies. ltetn , nisi cavum reficiendo com-.<text:line-break/>moderate constitueris ac sudaveris , excrescentem efficies.<text:line-break/>ln hoc sane morborum genere, quo partes ad maiorem<text:line-break/>minoremque magnitudinem decedunt, per contraria, ut<text:line-break/>dictum est, emendatio molienda est. At in altero ge-<text:line-break/>nere, quo partes a naturali conformatione deturbantur,<text:line-break/>quoniam complures sunt particulares disserendae, suum<text:line-break/>cujusque contrarium invenire decet. Exempli gratia, si<text:line-break/>pars aliqua Ie ipsa gibbolior evadit, in contrarium statum<text:line-break/>reducenda est, premendo et impellendo: quae vero in-<text:line-break/>tro compressa est ac veluti resima, in exteriorem par-<text:line-break/>tem reducere, ut nasum, expedit. Quod si pro asperis<text:line-break/>laevia saeta sunt, exasperare, quemadmodum et quae<text:line-break/>aspera Levigare convenit. lta vero et quae cavitates,<text:line-break/>vel meatus, vel omnino soratnina aut maiora, aut mi-</text:p>
      <text:p text:style-name="P1">no<text:span text:style-name="Default_20_Paragraph_20_Font"><text:span text:style-name="T2">t</text:span></text:span>a, aut magis vacua quam oporteat, aut pleniora, aut<text:line-break/>a massis lentisque humoribus obstructa habent, et haec<text:line-break/>ad contrarium, quousque ad commoderatiouem veniant,<text:line-break/>ducere oportet; quinetiam quae in situ a naturali statu<text:line-break/>digressae su<text:span text:style-name="Default_20_Paragraph_20_Font"><text:span text:style-name="T2">n</text:span></text:span>t , eas ad pristinam naturam in contrarium<text:line-break/>impellendo reducere. Quae quidem pars in ante-<text:line-break/><text:span text:style-name="Default_20_Paragraph_20_Font"><text:span text:style-name="T2">rio</text:span></text:span>rem regionem progressa est, retrorsum, quae vero in<text:line-break/>p<text:span text:style-name="Default_20_Paragraph_20_Font"><text:span text:style-name="T2">o</text:span></text:span>steriorem deflexit, ea ad anteriora retrahetur; ac in<text:line-break/>reliquis duabus oppositionibus simili modo, quae sursum,<text:line-break/>de<text:span text:style-name="Default_20_Paragraph_20_Font"><text:span text:style-name="T2">o</text:span></text:span>rsum, quae hinc, illuc. Quod si, naturali numero par-<text:line-break/>tium vitiato, totum organum in morbum incidat, scire<text:line-break/>sane et hic oportet, aliud numeri excessum quantitatis,<text:line-break/>aliud esse defectum, ut in magnitudinis mutatione prius ii-<text:line-break/>clam est; curationem vero, utillic, in ablatione adjectio-<text:line-break/>neque consistere. Sed eo differunt, quod in hoc morbi<text:line-break/>genere partes quidem integras, in illo vero partium<text:line-break/>portiones auferre vel adlicere conveniat.</text:p>
      <text:h text:style-name="P4" text:outline-level="2"><text:span text:style-name="Default_20_Paragraph_20_Font"><text:span text:style-name="T3">- </text:span></text:span><text:span text:style-name="Default_20_Paragraph_20_Font"><text:span text:style-name="T2">G</text:span></text:span>ap. XII..</text:h>
      <text:p text:style-name="P5">At considerandum venit non in hoc ge-<text:line-break/>nere fotum, fed in aliis quoque universis, quorum facul-<text:line-break/>tas nobis adest, ut indicationem exequamur. Nam mor-<text:line-break/>bi idea modum solum curationis indicat; au vero imponi-<text:line-break/>bilis sit, aut possibilis, non etiamnum simul indicat. Nam id<text:line-break/>in universis effectivis. artibus , non ex rerum faciendarum<text:line-break/>notione sed efficientis causae potentia ac imp<text:span text:style-name="Default_20_Paragraph_20_Font"><text:span text:style-name="T2">o</text:span></text:span>tentia<text:line-break/>desumitur, ac praeterea ex materiae c<text:span text:style-name="Default_20_Paragraph_20_Font"><text:span text:style-name="T2">o</text:span></text:span>pia inopiaque,<text:line-break/>Itaque res eaedem in his fieri, in illis minime possunt;<text:line-break/>et alio tempore fieri. non possunt, alio possunt. Quae<text:line-break/>igitur circa corpus boni gratia fiunt, eorum caula tum<text:line-break/>natura, tum medicus existit. Sed quaedam naturae,<text:line-break/>quaedam vero medicis sunt impossibilia. Naturae qui-<text:line-break/>dem impossibile est os ita confractum, ut partes ejus<text:line-break/>aberrent. membrumque distortum sit, erigere ac confer-<text:line-break/>mare ; medico vero possibile : sic etiam luxatum medicas<text:line-break/>rep<text:span text:style-name="Default_20_Paragraph_20_Font"><text:span text:style-name="T2">o</text:span></text:span>nere potest, natura non potest. Cavum ulcus car.:</text:p>
      <text:p text:style-name="P1">ne replere natura potest, medicus non potest; sicut ex<text:line-break/>femic<text:span text:style-name="Default_20_Paragraph_20_Font"><text:span text:style-name="T2">o</text:span></text:span>ctis aut crudis aliquid concoque<text:span text:style-name="Default_20_Paragraph_20_Font"><text:span text:style-name="T2">r</text:span></text:span>e. Sed et in his<text:line-break/>medicus naturae famulatur opitulaturque , mundum qui-<text:line-break/>dem ulcus efficiens medicamento purgante impolito, iI-<text:line-break/>lis autem; quae egent concoctione, asserens ea, quae com-<text:line-break/>moderate calefaciant. Multa vero ipsis natura, quae<text:line-break/>prius effecerit, denuo generare non potest, ut venam,<text:line-break/>arteriam, ligamentum , nervum et id genus alia. Itaque<text:line-break/>primum ad medendi rnethodum pertinet, ut dictum est,<text:line-break/>communem omnium scopum invenire, qui est, contraria<text:line-break/>c<text:span text:style-name="Default_20_Paragraph_20_Font"><text:span text:style-name="T2">o</text:span></text:span>ntrari<text:span text:style-name="Default_20_Paragraph_20_Font"><text:span text:style-name="T2">o</text:span></text:span>rum esse remedia. Secundum vero, in uno-<text:line-break/>quoque genere contraria ordine collocare. Tertium<text:line-break/>postea, considerare, quando quidem natura vef nos<text:line-break/>fcepo possimus infervirer quem indicatio suggerit;<text:line-break/>quando rarius utrisque est vel omnino impossibile , vel<text:line-break/>certo tempore impossibil<text:span text:style-name="Default_20_Paragraph_20_Font"><text:span text:style-name="T2">e</text:span></text:span>, vel partim impossibile. Atque<text:line-break/>non minima haec naturalis speculationis portio fuerit,<text:line-break/>in qua exercitatum esse oportet. eum, qui invenerit in</text:p>
      <text:p text:style-name="P1">unoquoque quid praestari, quid secus possit. Porro commea-<text:line-break/>taris duo id perdocent ; alter, qui de animantis generatione<text:line-break/>inscribitur, quo disceptamus, qua ratione foetus ex fetui-<text:line-break/>ne et menstruali sanguine ortum habet ; ac reliquus de na-<text:line-break/>toralibus facultatibus. In libro enim; de feminis natura<text:line-break/>consideranda esse videbuntur tibi omnino, speculationem<text:line-break/>demonstrativae methodo fubjicientr, haec, quae nobis de-<text:line-break/>monstrata sunt, complures in foetu concepto partes, fa-<text:line-break/>collate spIas conformante materia ipsa feminis fubstan-<text:line-break/>tia utente, procreari. Et si hoc inveneris,. non mirate-<text:line-break/>iis amplius, si nullam ipsarum natura postea aliquando<text:line-break/>possit creare. At in libro de , naturalibus facultatibus<text:line-break/>generatarum dispensationem intueberis , ut inde copiam<text:line-break/>tibi compares inventionis rerum, quas natura tum per fe<text:line-break/>ac seorsim, tum medicorum ministerio possit efficere,<text:line-break/>quasque non possit; in illo loco, in quo de caularum<text:line-break/>efficientium facultate disceptamus et perfectarum par-</text:p>
      <text:p text:style-name="P1">bum substantia, reperies, quaecunque fieri possint, et<text:line-break/>quae non possint Ut, si, cartilagine deperdita, aliam<text:line-break/>regenerari cartilaginem sit possibile, an pio ea aliquid<text:line-break/>consimile. Sic autem et os utrum post conceptionem<text:line-break/>perditum alterum, an ei quippiam simile construi queat.<text:line-break/>hem au nervosa fepti transversi substantia coalescere,<text:line-break/>au cor, an jecur, vel univerfe quaecunque caeterarum<text:line-break/>partium. Omnes sane percensere, tempus mihi non est.<text:line-break/>Ileque enim tota medicina hoc uno libello comprehendi<text:line-break/>potest, neque id ab initio studuit oratio, sed inethodoa<text:line-break/>quasdam rece<text:span text:style-name="Default_20_Paragraph_20_Font"><text:span text:style-name="T2">n</text:span></text:span>sere, demonstrareque de .constitutione artis,<text:line-break/>ex quibus et quot principiis quibusque viis ipsa fiat.<text:line-break/>Absoluto igitur hic praefecti sermone ac in summam<text:line-break/>redacto, prius jam constitutae artis parti nonnulla adji-<text:line-break/>ciam. Quemadmodum enim jin illo fanorum aegroto-<text:line-break/>iamque corporum specie inventa, in particularibus ma-<text:line-break/>feriis universis spectare ipsam voluimus; ita inventis<text:line-break/>a medendi methodo- scopis; in particulares materiati</text:p>
      <text:p text:style-name="P1">ipsus inducere dignabimur, ut nota sint , quae per eam<text:line-break/>aut ex parte, aut aliquo tempore fieri possunt, quae-<text:line-break/>que omnino non possunt. At hic ad alias artes anat<text:span text:style-name="Default_20_Paragraph_20_Font"><text:span text:style-name="T2">o-<text:line-break/></text:span></text:span>gia consideranda est. Ut enim, fi quis ex coctis lateri-<text:line-break/>bus domum exstructam, dein aliqua parte affectata<text:line-break/>emendari suffert:, auferendo quidem, quicunque laesi sunt<text:line-break/>lateres, in illorum vero locum illaesos reponendo, ne-<text:line-break/>cellarium prius est opifici alios- affectis similes extruere,<text:line-break/>ac etiamnum praeterea, si materiam idoneam aedium<text:line-break/>dominus praestare non possit, reparationem esse impelli..<text:line-break/>bilem asseverare: ita in hac proposita speculatione res<text:line-break/>sule habet Nam materiae penuria nullum eorum, quae<text:line-break/>ex femine natura in animali formando construxit, russus<text:line-break/>const<text:span text:style-name="Default_20_Paragraph_20_Font"><text:span text:style-name="T2">r</text:span></text:span>uere non potest.</text:p>
      <text:h text:style-name="Heading_20_2" text:outline-level="2">cap. XIII. </text:h>
      <text:p text:style-name="P5">Quum autem de his abunde dictum sit,<text:line-break/>quod sermoni deest, id adpetamus, ea, de quibus paulo an-<text:line-break/>te disseruimus, inveniendo remedia, Etenim veluti ge-</text:p>
      <text:p text:style-name="P1">nerales ipsorum ideas recensuimus, oportere alia refrige-<text:line-break/>rare, alia calefacere, alia humectare, alia exiccare.<text:line-break/>Hi namque in similaribus scopi sunt, veluti in his vitia-<text:line-break/>ta quantitate eam vel auferre , vel reficere. lta vero<text:line-break/>et in his numero vitiatis vel totum detrahere, vel gene-<text:line-break/>rare. lu his denique conformatione vitiata , eam ad na-<text:line-break/>turales figuras reducere,. repleta vacuare, vacua replere,<text:line-break/>obstructiones aperire; aperta contrahere, conniventia et<text:line-break/>denfata in contrarium convertere, illa aperiendo, haec<text:line-break/>rarefaciendo. sic autem in compositionis morbo scopo s<text:line-break/>est ad naturalem statum reducere, in soluta unitate<text:line-break/>dilectarum partium conglutinationem moliri. Uerum<text:line-break/>in omnibus his auxiliorum materiam invenire, non<text:line-break/>parva est artis portio; velut statim in luxatis arti-,<text:line-break/>culis, quum contingit non modo in posteriora et<text:line-break/>anteriora, et in dextra ac sinistra prolabi luxatum, sied<text:line-break/>etiam in superiorem locum a musculorum contentione</text:p>
      <text:p text:style-name="P1">revelli, duplici motione opus est iis, qui in locum arti-<text:line-break/>culos reponunt, prima quidem deorsum, altera vero in<text:line-break/>sedent propriam repositione, atque .idcirco sine tensione<text:line-break/>opposita reductio fieri non potest. Ad .oppositam vero<text:line-break/>tensionem validarum ... apprehensionum tenfionutaque<text:line-break/>usum esse cuique manifestum est. At quum interdum<text:line-break/>nostris. manibus ea nequeamus efficere, instrumenta ad<text:line-break/>hoc idonea invenimus, scd ipsorum pleraque ad laxato-<text:line-break/>rnm repositionem inferxiunt. Atque haec .omnia insim-<text:line-break/>menta remediorum materiae quaedam funi, quemadmc-<text:line-break/>dum et quae conveniunt omnia, medicamenta, edulia,<text:line-break/>potiones, ac universe quaecunque corpori admoventur,<text:line-break/>commemoratas .affectiones in naturalem statum revocant.<text:line-break/>Oportet itaque medicum in horum materia versatum<text:line-break/>fuisse, qui praedictos <text:span text:style-name="Default_20_Paragraph_20_Font"><text:span text:style-name="T2">t</text:span></text:span>ropos materiarum usui accomnm-<text:line-break/>det, ne interdum quodam habitu deceptus fit iis simili,<text:line-break/>qui frigidam conferre causent omnibus .refrigerandis, et<text:line-break/>calidam calefaciendis , ignorantes, frigidam aliquando ex</text:p>
      <text:p text:style-name="P1">accidente calefacere et calidam refrigerare. Plurima sa-<text:line-break/>ne de. horum omnium me.tlrodo in opere de medicamen-<text:line-break/>sis tractantur Id autem praesenti sermoni apponemus,<text:line-break/>universum hoc materiae praesidiorum genus in offeren-<text:line-break/>dis, faciendis, evacuandis atque extrinsecus incidentibus<text:line-break/>consistere; quae si omnia artem constituens discusserit,<text:line-break/>et particularem - universae materiae scientiam habuerit,<text:line-break/>non s<text:span text:style-name="Default_20_Paragraph_20_Font"><text:span text:style-name="T2">o</text:span></text:span>lum facultatis,, fed et usus, ita universas causas<text:line-break/>sanitatis , ut nihil ipsi ad medentis artis constitutionem<text:line-break/>desit, absolverit, omnibus his in capita duo redactis,<text:line-break/>corp<text:span text:style-name="Default_20_Paragraph_20_Font"><text:span text:style-name="T2">o</text:span></text:span>rum, quibus auxilia adhibentur, cognitionem et<text:line-break/>ipsam auxiliorum naturam.</text:p>
      <text:h text:style-name="Heading_20_2" text:outline-level="2">cap. XIU </text:h>
      <text:p text:style-name="P5">Enimvero qui, quae <text:span text:style-name="Default_20_Paragraph_20_Font"><text:span text:style-name="T2">t</text:span></text:span>oral artis, facturus<text:line-break/>est, ipsi reliquum erit , ut quandam omnium sibi af-<text:line-break/>sectuum dignoscendorum facultatem inveniat, eorumque<text:line-break/>maxime, qui altis partibus inside<text:span text:style-name="Default_20_Paragraph_20_Font"><text:span text:style-name="T2">nti </text:span></text:span>Neque enim hic oh-<text:line-break/>vu cujusque est singularum partium, vel simplicium, vel</text:p>
      <text:p text:style-name="P1">organicarum, quum in alto sitae fuerint, morbosum asa<text:line-break/>sectam invenire. Attamen et hic methodo quadam par-<text:line-break/>tem affectam simul cum ejus affectu comminisci conatu<text:line-break/>dum est, de qua pluribus et a nobis alibi dictum est;<text:line-break/>verum sicut aliarum omnium methodorum capita hic<text:line-break/>perlustravimus, ita de his quoque disserere necesse est;<text:line-break/>ac primum, quo eorum quae praeter naturam sunt aste-<text:line-break/>ctunm genere ipsorum cognitio speranda fit, instruere.<text:line-break/>Tria namque universa sunt eorum, quae praeter naturam<text:line-break/>dicuntur, genera. Unum, assectus actionem laedentes;<text:line-break/>alterum, illorum causae; tertium, symptomata. Ita-<text:line-break/>que -principalissimae quidem causae, quum agunt, hanc<text:line-break/>appellationem merentur; dicuntur tamen mult<text:span text:style-name="Default_20_Paragraph_20_Font"><text:span text:style-name="T2">o</text:span></text:span>ties cas-<text:line-break/>fae, etiamsi nondum quicquam agant, eo dumtaxat quod<text:line-break/>agendi facultate polleant; ut cruditas morborum caula<text:line-break/>dicitur, licet morbum nondum intulerit. Voco austu:<text:line-break/>cruditatem non solum frustratam in ventricul<text:span text:style-name="Default_20_Paragraph_20_Font"><text:span text:style-name="T2">o</text:span></text:span> conca-<text:line-break/>dionem, sed in vasis quoque, jeciuore, corporisque</text:p>
      <text:p text:style-name="P1">mele univerfa. Symptomatum genus in tres secatur disse-<text:line-break/>rentias, actionum tactionem, simplices quae corporibus<text:line-break/>accidant qualitates, eorum quae excernuntur incommo-<text:line-break/>derationem. omnium vero horum causa corporis est<text:line-break/>allectus, quem sive quis morbum appellet, sive assectio-<text:line-break/>uetn, nihil interest. Cognoscitur autem merito ex fym-<text:line-break/>ptcmatis causae rationem ipsorum respectu obtinere.<text:line-break/>Quaedam enim ex ipfis necessario assectus sequuntur,<text:line-break/>quaedam non necessario, sed vel saepe, vel raro, vel ambi-<text:line-break/>gae: quemadmodum rursus alia symptomata assectus disse-<text:line-break/><text:span text:style-name="Default_20_Paragraph_20_Font"><text:span text:style-name="T2">s</text:span></text:span>entiam ex necessitate sequuntur, quaedam ut plurimum,<text:line-break/>quaedam incerto, quaedam raro. Quae. jam ex necessi-<text:line-break/>tite morbum sequuntur symptomata, pathognomonica,<text:line-break/>bee est affectuum iudicatoria, nuncupant. Atque hae<text:line-break/>certae morborum notae censendae sunt. Quae vero non<text:line-break/>necessario, vel morbi differentiam , vel morem, vel ma-<text:line-break/>guitudinem indicant. Sed exemplo quodam cujusque<text:line-break/>praedictorum vim .ostendam, ut eo adjutus similiter in</text:p>
      <text:p text:style-name="P1">omnibus eadem methodo teipsum exerceas. Supponatur<text:line-break/>igitur membrana costas succingens inflammatione labo-<text:line-break/>rare. Affectus hic inflammatio est, symptomata quidetn<text:line-break/>necessario habens tumorem praeter naturam, rub<text:span text:style-name="Default_20_Paragraph_20_Font"><text:span text:style-name="T2">o</text:span></text:span>rem,<text:line-break/>dolorem; quorum duo jam non sublucidum:, solus au-<text:line-break/>tem dolor relinquitur, qui costis incumbens punctorius<text:line-break/>concitatur. Dolet igitur homo, quod inflammatio aste-<text:line-break/>ctus sit, doloris autem species pungens est, quod asse-<text:line-break/>ctae partis substantia membranula siti . Plumae vero ineunt-<text:line-break/>bit, quia illa afficitur: quin etiam dolor latissime fpargi-<text:line-break/>tur, quod membrana costas succingens plurimum extensa sit.<text:line-break/>Febris autem ex necessitate sequitur, tum propter affe<text:span text:style-name="Default_20_Paragraph_20_Font"><text:span text:style-name="T2">c</text:span></text:span>tum,<text:line-break/>tum propter partis affectae situm, quorum alterum si absit,<text:line-break/>febris necessario non sequetur. Neque enim li digitus<text:line-break/>inflammatione laboret, continuo febris invadit, quoniam<text:line-break/>procul a corde situs est. Neque quum membrana suo-<text:line-break/>cingens affecta suerit, mox affectus vel fcirrhus, vel oe-<text:line-break/>dema contingit; quanquam difficultas spirandi ex iis sit,</text:p>
      <text:p text:style-name="P1">quae necessario partem affectam sequu<text:span text:style-name="Default_20_Paragraph_20_Font"><text:span text:style-name="T2">n</text:span></text:span>tur, quia spira-<text:line-break/>bilis cuiusdam instrumenti portio est. Atqui spirandi<text:line-break/>dissicultatis species non propter partem, fed ob affectum<text:line-break/>erit; dolor enim respirationis instrumenta plurimum di-<text:line-break/>duci prohibet; ideoque actionem respirationis, u<text:span text:style-name="Default_20_Paragraph_20_Font"><text:span text:style-name="T2">t</text:span></text:span>a non-<text:line-break/>dum expleto, prius dissolvit. Unde ad fecundam actio-<text:line-break/>nem celeriter accedere necessitas est, non amplius tan-<text:line-break/>tum quietis intermittendo, quantum in naturali statu;<text:line-break/>atque sic spiritus parvus et frequens redditur. At et<text:line-break/>pulsuum alteratio ex necessitate membranae costas <text:span text:style-name="Default_20_Paragraph_20_Font"><text:span text:style-name="T2">t</text:span></text:span>ue-<text:line-break/>cingentis inflammationem comitatur, tum quae a febri-<text:line-break/>bus, tum quae ab affectae partis specie non separatur.<text:line-break/>arteriae namque ipsis, quod quidem febricitant, majo-<text:line-break/>rem, celeriorem et frequentiorem pulsum edunt, quia<text:line-break/>ver<text:span text:style-name="Default_20_Paragraph_20_Font"><text:span text:style-name="T2">o</text:span></text:span> nervosa pars est, quae inflammatione infestatur,<text:line-break/>cum tensione simul ac duritie. Haec igitur necessario<text:line-break/>succi agentis membranae inflammationem symptomata fe-<text:line-break/>quuntur. Unum autem est ex his, quae necessario scquun-</text:p>
      <text:p text:style-name="P1">tur, decubitus vel lu latus affectum, qui minus est dolo-<text:line-break/>vilicus, vel in oppositum, vel in utrumque similiter<text:line-break/>Nam quum duplex succingens membrana sit, si quidem ex-<text:line-break/>ferior ejus pars ossibus incumbens validiore inflammatione<text:line-break/>laboret, facilius in oppositum latus reclinant. Etenim in<text:line-break/>affecta parte premuntur. Si vero altera interior aegro-<text:line-break/>tet, quod ut plurimum accidere consuerit, in oppoli-<text:line-break/>tum recumbentes vehementius dolent, quod pars iustam-<text:line-break/>mata ipsis pendeat; quod si in affectam partem, minus;<text:line-break/>non enim haec ab ossibus premitur, neque suspensa est,<text:line-break/>rad ah utroque libera est, et super alterum illaesum af-<text:line-break/><text:span text:style-name="Default_20_Paragraph_20_Font"><text:span text:style-name="T2">fir</text:span></text:span>mata. Utrisque vero fuccingentis membranae partibus<text:line-break/>affectis in utrumque latus aequaliter decumbunt. At<text:line-break/>vcro quod dolor quibusdam ad hypochondrium perve-<text:line-break/>niat, aliis ad claviculam, id tum propter partis affectae<text:line-break/>naturam fit, tum quia iusiammationis symptoma dolo-<text:line-break/>rem intendat. Quoniam enim ad claviculas usque mem-<text:line-break/>braua succingens ascendit, et totum septum transversum,</text:p>
      <text:p text:style-name="P1">ubi superiores ejus partes inflammantur, jugulum deor-<text:line-break/>fum revelli videtur, ubi inferiores, dolor ad hypo-<text:line-break/>chondrium pervenit. Igitur exiguam plane inflammatio^<text:line-break/>nem in costarum medio excitari oportet^ ne .in altera-<text:line-break/>tram partem pertingat, ut magna in ambas pervenit.<text:line-break/><text:span text:style-name="Default_20_Paragraph_20_Font"><text:span text:style-name="T2">q</text:span></text:span>ainetiam quod nonnulla refudent, ac tenuis ex instam-<text:line-break/>mrta parte sanies effluat, tum propter morbum, tum<text:line-break/>propter partem eveniet, quemadmodum in om<text:span text:style-name="Default_20_Paragraph_20_Font"><text:span text:style-name="T2">n</text:span></text:span>ibus oris<text:line-break/>partibus inflammatis et oculis accidit. Siquidem et ex<text:line-break/>humorum influxu inflammatio suboritur, et pars rara est,<text:line-break/>non, ut cutis, constricta denfaque. Quum igitur copiosus si-<text:line-break/>mul ac tenuis in inflammata parte humor subsistit, et pars<text:line-break/>rara est, plurimum foras effunditur; quum vero e con-<text:line-break/>tiaris pauca fit et crassa fluxio, corpusque densum, paucissi-<text:line-break/>muta; quod autem est paucissimum, ad tussim quidemirritat,<text:line-break/>nihil autem expuitur ; quemadmodum, si fluxio fiat copio-<text:line-break/>siisima, et plurimum tussiunt aegri, et non pauca ex-<text:line-break/>puunt. Ac tussis ab hoc affectu inseparabilis est; exere-</text:p>
      <text:p text:style-name="P1">atio vero post tussim non inseparabilis, verum saep<text:span text:style-name="Default_20_Paragraph_20_Font"><text:span text:style-name="T2">s<text:line-break/></text:span></text:span>contingit. Si igitur expuant, sputum necessario colora-<text:line-break/>bitur, non tamen eodem perpetuo col<text:span text:style-name="Default_20_Paragraph_20_Font"><text:span text:style-name="T2">o</text:span></text:span>re, quia nec in<text:line-break/>parte inflammata ejusdem semper naturae est excretu<text:span text:style-name="Default_20_Paragraph_20_Font"><text:span text:style-name="T2">m-<text:line-break/></text:span></text:span>tum. Quum igitur cruentum vel biliosum extiterit,<text:line-break/>(talis autem in pleuritide plerumque fluxio est, quae is.<text:line-break/>flammationem efficit) coloratum est sputum ipsius cruore<text:line-break/>refuso ab humore, qui in parte inflammata contine-<text:line-break/>turi, rubrum sane, quum, quod in suctingentem mem-<text:line-break/>brauam defluit, id cruentum est; flavam, quum bi-<text:line-break/>lic<text:span text:style-name="Default_20_Paragraph_20_Font"><text:span text:style-name="T2">t</text:span></text:span>um est Si vero . pituitosus humor primum et<text:line-break/>impactus et putrefactus fluxionis inflammati<text:span text:style-name="Default_20_Paragraph_20_Font"><text:span text:style-name="T2">o</text:span></text:span>nem gt-<text:line-break/>nerantis auctor fuerit, tunc fpumofa expuunt; ex-<text:line-break/>puunt autem et nigra nunnunquam -fluxione erasisti,<text:line-break/>sive cruenta, sive biliosa fuerit. Haec igitur <text:span text:style-name="Default_20_Paragraph_20_Font"><text:span text:style-name="T2">o</text:span></text:span>mnia<text:line-break/>una cum affectae pariis ipsiusque affectus digncticae<text:line-break/>fluxionis differentiam indicabunt Quare ex his, quae<text:line-break/>dicta sunt, constat,. tum cujusque partis aegrotae <text:span text:style-name="Default_20_Paragraph_20_Font"><text:span text:style-name="T2">t</text:span></text:span>u bilin-</text:p>
      <text:p text:style-name="P1">fiam, tum communionem cum vicinis necessario esse eo-<text:line-break/>gnofcendam ad morbi ejusque laborantis loci inventio-<text:line-break/>nem. Quod autem nihil referat, situm, vel compoto-<text:line-break/>lienem, vel cum aliis societatem communionemque ili-<text:line-break/>cere, quis ignorat?</text:p>
      <text:h text:style-name="Heading_20_2" text:outline-level="2">Cap. XV. </text:h>
      <text:p text:style-name="P5">Ex praedictis autem liquet, quod tum<text:line-break/>actionem tum usum singularum partium ferre sit necessa-<text:line-break/>riam; ad haec etiamnum morborum et symptomatum<text:line-break/>generationes; postea causas etiam morbos efficientes. Et-<text:line-break/>enim haec ad cujusque partis affectae ac una ipsius af-<text:line-break/>lectus diguotionem et ad morbi ipsius differentias neces-<text:line-break/>saria videntur; sed et magnitudo et uniuscujusque<text:line-break/>morbi mores ex his ipsis deprehenduntur ; magni-<text:line-break/>tudo quidem et ex ipsorum assectus magnitudine, et<text:line-break/>ex symptomatis illum consequentibus; mores autem ex<text:line-break/>morbi differentia et symptomatis eum comitantibus.<text:line-break/>Statim enim in proposito exemplo melancholicus</text:p>
      <text:p text:style-name="P1">humor, quum exuperat, perniciosissimus est, quod is<text:line-break/>maxime malignus plurimum erodat, aegre eoncoqaa-<text:line-break/>tur et vix expurgetur, quodque copi<text:span text:style-name="Default_20_Paragraph_20_Font"><text:span text:style-name="T2">o</text:span></text:span>sissimi. .cal<text:span text:style-name="Default_20_Paragraph_20_Font"><text:span text:style-name="T2">o</text:span></text:span>ris sit<text:line-break/>index , a quo assatus dicitur. omnium vero mitissimus<text:line-break/>sanguineus humor est, quod dulcissimus et concoctu fa-<text:line-break/>cillimus existat. Reliqui duo humores inter bos dictos<text:line-break/>consistunt medii, in simplicitate et .malignitate. Ex lym-<text:line-break/>ptomatis, nihil prorsus expuere perniciosum ; tum quod de-<text:line-break/>tineri ab inflammatione ipsum fluorem indicet; tum quod<text:line-break/>intus manendo totus corrumpatur. At citra laborem<text:line-break/>et ex facili excreare saluberrimum est. Si vero jam<text:line-break/>sputum coctum suerit, hoc etiamnum quam saluberrimum<text:line-break/>est. Caeterum pulsuum symptomata morbi morem re-<text:line-break/>prae<text:span text:style-name="Default_20_Paragraph_20_Font"><text:span text:style-name="T2">t</text:span></text:span>entant, atque jam alia omnia, quae ex consensu<text:line-break/>contingunt. deliria, sopores, fastidium, urinae, dejectio-<text:line-break/>nes hoc aut illo modo factae. Proinde exercere nos<text:line-break/>oportet in his omnibus praedictis, si morbum, partem</text:p>
      <text:p text:style-name="P1">affectam, morem, magnitudinem et eorum differentiam<text:line-break/>velimus dignoscere ; ex his vero ipsis praesagire licebit,<text:line-break/>quo morbus desinet, et dexter auxiliorum usus. Etenim<text:line-break/>praesagia medicum mortis non auctorem declarant, ae-<text:line-break/>grcsque reddunt obtemperantes et ex. multis remediorum<text:line-break/><text:span text:style-name="Default_20_Paragraph_20_Font"><text:span text:style-name="T2">o</text:span></text:span>ccasionem praedocent. Quod autem dexter remediorum<text:line-break/>ufus id artis quidem fit praecipuum, a quo universus^<text:line-break/>sermo manaverit, omnibus manifestum esu At qua ra-<text:line-break/>tione ex praedictis praesagia comparentur, paulo post<text:line-break/>dicetur. Nunc etenim his, quae exposui, finem prius<text:line-break/>imponere volo. Nam morborum et eos suscipientium<text:line-break/>partium dign<text:span text:style-name="Default_20_Paragraph_20_Font"><text:span text:style-name="T2">a</text:span></text:span>tio in uno nobis exemplo declarata- est;<text:line-break/>adjicere vero aliud quoddam simile nihil mali fuerit.<text:line-break/>Nam eorum, quae excernuntur, idea permulta docet Cum<text:line-break/>ipsis autem concurrit, unde ex<text:span text:style-name="Default_20_Paragraph_20_Font"><text:span text:style-name="T2">c</text:span></text:span>retionem fieri cernimus; ut<text:line-break/>ex ambobus coeuntibus stabilis una indicatio proveniat.<text:line-break/>llembranofo etenim verbi gratia corpore excret<text:span text:style-name="Default_20_Paragraph_20_Font"><text:span text:style-name="T2">a</text:span></text:span>, indicatio</text:p>
      <text:p text:style-name="P1">quidem ex eo, quod apparet, talem partem exulceratas:<text:line-break/>esse indicat, quae in summo membranae naturam obsi-<text:line-break/>neat; id autem separatum significare nequit, attamen ex-<text:line-break/>cretionis ad affectam partem nos deducet. Quod etenim<text:line-break/>deor<text:span text:style-name="Default_20_Paragraph_20_Font"><text:span text:style-name="T2">t</text:span></text:span>um dejectum est, intestini ulcerationem innuit, furfur:<text:line-break/>vero vomitu rejectum ventriculi, tussiendo redditum mem-<text:line-break/>branarutn, quae asperas arte<text:span text:style-name="Default_20_Paragraph_20_Font"><text:span text:style-name="T2">r</text:span></text:span>ias integunt, at mictum vel<text:line-break/>vesicae vel qui in pudendo est meatus. Has igitur ipsius<text:line-break/>partes, ac praeterea quae per consensum et primario af-<text:line-break/>suctu laborant, ab i<text:span text:style-name="Default_20_Paragraph_20_Font"><text:span text:style-name="T2">n</text:span></text:span>vicem discernere convenit prisci-<text:line-break/>patu, consequentia, magnitudine et parvitate, insuper.<text:line-break/>que accessione caularum utrumque depravantium. Mulsi<text:line-break/>siquidem ob stomachi affectum, veI cerebro consentiente,<text:line-break/>vel oculis suffusione laborantibus, melancholico iympto-<text:line-break/>malis infestantur. At si quis animum diligenter adli-<text:line-break/>beat, commemoratos affectus cruditates et excrementa is<text:line-break/>ventriculi orisicio collecta siequi deprehendet; atque eos.<text:line-break/>dem simul intendi cum illis, quae os ventriculi laedunt,</text:p>
      <text:p text:style-name="P1">et remittere cum his, quae hoc juvare dicuntur. At uni-<text:line-break/>verfam de affectis partibus tractationem transigere in<text:line-break/>praesentia mihi propositum non est, quemadmodum nec<text:line-break/>aliud quicquam eorum, quae in arte medica absoluta<text:line-break/>sunt; verum solam inveniendi ipsa methodum ostendere<text:line-break/>ac qu<text:span text:style-name="Default_20_Paragraph_20_Font"><text:span text:style-name="T2">o</text:span></text:span>m<text:span text:style-name="Default_20_Paragraph_20_Font"><text:span text:style-name="T2">o</text:span></text:span>do ea fini artis conjuncta sit. Atqui necessa-<text:line-break/>riam est, ut variis se modis quisque exerceat in em-<text:line-break/>albus nostris commentariis. Quod igitur in rem praesen-<text:line-break/>tem requiritur, apponentes, ad metbodos commemoratas<text:line-break/>discedemus ; atque hic rei formam esse censeto ; ubi<text:line-break/>vero materiis inducta fuerit, totam substantiam, quum<text:line-break/>omnia particulatim recenfuero, sicut modo in paucis<text:line-break/>exemplis factitavi, et haec tibi artis integra pars erit.</text:p>
      <text:h text:style-name="Heading_20_2" text:outline-level="2">Cap. XVI. </text:h>
      <text:p text:style-name="P5">At superest, ut demonstremus, ad com-<text:line-break/>modum <text:span text:style-name="Default_20_Paragraph_20_Font"><text:span text:style-name="T2">r</text:span></text:span>emediorum usum accuratam partis, quam cura-<text:line-break/>mus, substantiae, conformationis ac fitus cognitionem<text:line-break/>esse necessariam. Substantia namque docet primos mor-</text:p>
      <text:p text:style-name="P1">bos, qui in intemperie consistunt, quantum a naturali<text:line-break/>statu recesseri<text:span text:style-name="Default_20_Paragraph_20_Font"><text:span text:style-name="T2">n</text:span></text:span>t, quantumque ipsus singulos calefacere,<text:line-break/>refrigerare, exiccare et humectare oporteat. Confer-<text:line-break/>matio vero ipsos per se morbos docet, de quibus antea<text:line-break/>dictum est, et eorum magnitudinem simul indicat; nam<text:line-break/>quantum quodque a naturali statu decessit, tantum acce.<text:line-break/>Iit magnitudo, una vero cum magnitudine et id quod adtu-<text:line-break/>que quantum ipsa quae decesserunt ad naturam per contra-<text:line-break/>ria restituenda sint, ex ipsa deprehenditur. Itaque haec<text:line-break/>proportione morbis in intemperie respondent; obstructio-<text:line-break/>nes autem et constipatioues hujus sunt generis. At pro-<text:line-break/>prium eximiumque evacuationis modum ostendit ex osculis<text:line-break/>et figuris, quas sortitum est quod curatur organum. Id au-<text:line-break/>tent cum iis communicat , quae a situ indicationem habent,<text:line-break/>de quibus jam dicamus. Quae igitur inter ea proportionem<text:line-break/>habent ad magnitudinis diguotionem, aut ad remedio-<text:line-break/>rutu usus quantitatem, non opus est dicere. Quae vero<text:line-break/>eximia ac praecipua sunt, ea deinceps docenda, quoniam</text:p>
      <text:p text:style-name="P6">et ufus ad curationem eorum est maximus, quae indica-<text:line-break/>floribus a conformatione sumptis immiscentur; quin et<text:line-break/>hic paucis exemplis, ut methodum cognoscamus, sermo<text:line-break/>futurus esu Obstructio sime unus quidam est organico-<text:line-break/>rum morborum, potissimum vero jecori tum propter<text:line-break/>ejus structuram, tum ob actionem accidit. Etenim ve-<text:line-break/>nae, quae a portis in totam visceris cavam partem<text:line-break/>distribuuntur, osculis earum, quae in gibba sunt, <text:span text:style-name="Default_20_Paragraph_20_Font"><text:span text:style-name="T2">t</text:span></text:span>ensum<text:line-break/>latentibus cohaerent. Defertur autem totum alimentum<text:line-break/>ex ventriculo ad locum unum hepatis, quem ab eo,<text:line-break/>qu<text:span text:style-name="Default_20_Paragraph_20_Font"><text:span text:style-name="T2">o</text:span></text:span>d modo dictum est, portas appellanti Nemo enim<text:line-break/>in civitatem ingredi potest, ursi portas primo transeat;<text:line-break/>neque alimentum ad jecur pervenire, priusquam in<text:line-break/>hoc loco luerit; inde vero in totam jecoris cavam par-<text:line-break/>tem distribuitur, ac deinde per dictos venarum terminos<text:line-break/>is gibbum transsumitur. Nihil igitur mirum est, viscus<text:line-break/>hoc crebris obstructionibus ob viarum angustiam et<text:line-break/>substantiae permeantis copiam corripi. Harum igitur cu-</text:p>
      <text:p text:style-name="P1">ratio fuerit, antequam plures augeantur et homo febri-<text:line-break/>citet, eduliorum eri medicamentorum attenuantium obla-<text:line-break/>fio. Multis autem adauctis, non modo ipfa, fed et va-<text:line-break/>cuatio curabit, quam quibus locis astrui oporteat, tum<text:line-break/>visceris conformatio, tum situs demonstrat. Ex his igi-<text:line-break/>tur procedentes, quae in cavis quidem hepatis fari,<text:line-break/>ea ad intestinum impellamus, quae vero in gibbis eri-<text:line-break/>fiunt, per urinas vacuabimus: simili modo et quae in<text:line-break/>thorace et pulmone continentur, si vacuanda sint, a<text:line-break/>conformatione ac situ didicimus per tusses expurgare:<text:line-break/>simili modo et quae in cerebro haerent, ad nares t ra-<text:line-break/>here. Non minus autem partium inflammatione labo,<text:line-break/>cantium sanatio ex situ et conformatione sumitur. It-<text:line-break/>enim et horum primus fcopus est humoris in partem<text:line-break/>inflammatam decumbentis evacuatio. Quomodo autem<text:line-break/>hic evacuandus sit, continentium organicarum partium<text:line-break/>natura docet. Ab his igitur instituti, fluxi<text:span text:style-name="Default_20_Paragraph_20_Font"><text:span text:style-name="T2">o</text:span></text:span>nes in eo-<text:line-break/>xam decumbentes per venas poplitis et tali vacuabimus,</text:p>
      <text:p text:style-name="P1">quemadmodum et ea , quae in uteris continentur. Quae<text:line-break/>vero in thorace et pulmone, per interiorem cubiti ve..<text:line-break/>nam. Quae denique in capite et cervice infestant, per<text:line-break/>humeralem. Optima namque et facillima est per pro-<text:line-break/>rimas et affectae parti communes venas evacuatio. At-<text:line-break/>que quod tumet, per halitum discutere, et. hoc sane ex<text:line-break/>morbo iudicationem habet. Verum particularem auxi-<text:line-break/>horum usum variandum esse, partis affectae situs osten-<text:line-break/>diti Qui namque in summa cute affectus constituti sunt,<text:line-break/>fis tale resolvens esse medicamentum convenit, qualis<text:line-break/>inflammationis species indicat. Qui in allo latent, hoc<text:line-break/>acri<text:span text:style-name="Default_20_Paragraph_20_Font"><text:span text:style-name="T2">o</text:span></text:span>ribus medicamentis indigent, quo magis ab exteri-<text:line-break/>oribus recesserunt. Quare nonnunquam, si vehementer<text:line-break/>admodum in alto lateant, cucurbitulis utimur; quod in<text:line-break/>summa cute ortis inflammat lenibus quam maxime con-<text:line-break/>tractum est. Ita vero si adstringentis medicamenti u<text:span text:style-name="Default_20_Paragraph_20_Font"><text:span text:style-name="T2">t</text:span></text:span>us<text:line-break/>erit, loci id desiderantis situm inspiciemus. Nam si eo</text:p>
      <text:p text:style-name="P1">medicamentum adstringens pervenire potest, nihil vetat<text:line-break/>id adhiberi. Sin autem non possit, considerandum ve-<text:line-break/>nit, ne quando ex proximis humorem in locum asse-<text:line-break/>ctum propellamus. Proinde vel miscenda est adstringen-<text:line-break/>ti medicamento facultas quaedam ejusmodi, quae veluti<text:line-break/>id manu ducat, vel eo non utendum esu Maxime siqui-<text:line-break/>dem eos laedere novi, qui ex pulmone sanguinem ex-<text:line-break/>tussientibus. medicamenta adstringentia toti thoraci nu-<text:line-break/>dique apposuerunt. Nam praeterquam quod facul-<text:line-break/>tas eorum in pulmonem <text:span text:style-name="Default_20_Paragraph_20_Font"><text:span text:style-name="T2">n</text:span></text:span>on penetraret, etiam fan.<text:line-break/>gula, qui in thorace continebatur , in vifcus illud age-<text:line-break/>batur. Atque de his fatis esse dictum arbitror ad<text:line-break/>praesentem disputationem. Tantum igitur adhuc prae-<text:line-break/>fatus, quod methodus haec forma solum commentarii<text:line-break/>hujus extet, aliud aggrediar. Caeterum singula-<text:line-break/>ruta corporis partium scientia ac discursus velut uni-<text:line-break/>versa substantia est, quam in aliis commentariis trans-<text:line-break/>egimus.</text:p>
      <text:h text:style-name="P4" text:outline-level="2">cap. XVII. </text:h>
      <text:p text:style-name="P5">De praenotione igitur deinceps .di-<text:line-break/>cleri fumus, quum nobis tum ad alia quaedam, tum<text:line-break/>ad curationem non minimum utilis videatur. ltaque<text:line-break/>primum volenti praenoscendi artem constituere necessa-<text:line-break/>rium est prius considerasse, utrum, quemadmodum unius-<text:line-break/>cujusque animantis natura proprium vitae tempus forti-<text:line-break/>tur, ita et morbi singuli, ut fieri nequeat quatuor die-<text:line-break/>bas solvi morbum, cujus naturale tempus praescriptum<text:line-break/>duorum sit mensium; an omnis morbus diuturnior fieri<text:line-break/>et celerrime fulvi possit. Nunc tamen, quia plerique jam<text:line-break/>futurorum praescii fuerunt medici, non amplius ab idiotis<text:line-break/>quaeritur, utrum possibile sit aliquem futuri eventus<text:line-break/>fieri praescium, an vero impossibile, fed ferie omnes et<text:line-break/>rem possibilem tenent, et medicum percontantur, quo<text:line-break/>certo tempore morbus solvetur, Ad praesentem itaque<text:line-break/>tractationem nihil deterius accesserit, si nunc primum<text:line-break/>nos artem proguosticam constituere supponamus, etenim<text:line-break/>reliqua omnia . simili ratione pertractavimus. Unum sane</text:p>
      <text:p text:style-name="P1">et primum necessarium est, (si praenotio quaedam fit) etsi<text:line-break/>nonnulla, quae certo sint futuro tempore ventura.<text:line-break/>Scrutandum autem deinceps, quomodo quis, haec quas<text:line-break/>et quot sint , inveniat. Non enim omnia, quae aegrotanti<text:line-break/>furit eventura; necessarium habent ortum. Nocturnas<text:line-break/>enim ex vicinis tumultus, et canum latratus, vernantia<text:line-break/>quaedam molesta aegros reddunt insomnes; quorum quod.<text:line-break/>que neque necessariam habet generationem, neque certant<text:line-break/>praenotionem. An igitur, quae morbi ratione proveniant,<text:line-break/>et praefinitam generationem habent et certam praenotio-<text:line-break/>nem, an neque haec universa? Potest enim repente hu-<text:line-break/>mor aliquis superfluus in corpore interius ad partem<text:line-break/>aliquam vitae necessariam prosiliens confluere ; queat-<text:line-break/>admodum contra alius ex nobili parte in ignobilem<text:line-break/>transmigrare. At eum, qui in nobilem partem invectus<text:line-break/>est, fummum periculum ex necessitate fequetur; qui ve.<text:line-break/>ro in obscuram transfertur, repentina ac inopinata labo-<text:line-break/>rantis salus erit. .At vero in hujusmodi constitutionibu<text:span text:style-name="Default_20_Paragraph_20_Font"><text:span text:style-name="T2">s</text:span></text:span></text:p>
      <text:p text:style-name="P1">id ipsum duntaxat praenoscere licet, tum quod securum,<text:line-break/>tum quod periculosum est, non tamen, quo quid desinat,<text:line-break/>accurate queas invenire. ln quibus vero non amplius:<text:line-break/>excrementa defluunt, sed in partem aliquam quum de-<text:line-break/>cubuerint, illam obsident, in his futurum licet praeco-<text:line-break/>icere, quum sciamus et naturae facultates, quibus animal<text:line-break/>gubernatur, non esse exiguas, et quaenam ipsarum sit dis-<text:line-break/>ferentia, quin etiam quae cum sanguine per totum animal<text:line-break/>feruntur excrementa , citra imm<text:span text:style-name="Default_20_Paragraph_20_Font"><text:span text:style-name="T2">o</text:span></text:span>deratam copiam , ea<text:line-break/>statum praefinitum coctionis tempus habent proprium<text:line-break/>singula, fi modo cnjusque excrementi naturam iuvenem-<text:line-break/>mus. Sic enim artificio quiddam de ejus concoctione<text:line-break/>coniectare licebit, si nimirum omnia circa aegrotum<text:line-break/>recte administrentur. Nam quicunque ab aliquo errores<text:line-break/>committuntur, causae constituuntur, quae aut morbi<text:line-break/>solutionem remorantur, aut mortem acceleranti At-<text:line-break/>pte hujus rei toto hoc sermone, si alterius cujus quam,<text:line-break/>meminisse oportet. Solae namque praenotiones contio-<text:line-break/>gem ab optimo medico, eo quidem recte curante, et</text:p>
      <text:p text:style-name="P1">aegro nihil delinquente. At talem medicis praenoti<text:span text:style-name="Default_20_Paragraph_20_Font"><text:span text:style-name="T2">o</text:span></text:span>nem<text:line-break/>esse arbitrari, qualem vates profitentur, ridiculum est.<text:line-break/>Illi siquidem hominem -nono .die (si fors ita profpere tu-<text:line-break/>Ierit) incolumem evasta<text:span text:style-name="Default_20_Paragraph_20_Font"><text:span text:style-name="T2">t</text:span></text:span>um denunciant, his non additis, fi<text:line-break/>omnia probe administrentur; hi namque omnia vel au-<text:line-break/>fpicato vel inauspicato cessura esse praesagiunt. Medicus<text:line-break/>vero futurum non ita. praedicit, fed novit, fi omnia<text:line-break/>decenter fiant, septimo die, exempli gratia, morbum fo-<text:line-break/>lutum iri; si quis autem error accesserit, isque parvus<text:line-break/>fuerit, morbi solutionem ex feptimo in nonum diem<text:line-break/>transiturum; si major, in undecimum; si vero multo rus-<text:line-break/>jor, in decimum quartum; si maximus, periculum pro<text:line-break/>salute certa consequuturum. Intendit enim semper me-<text:line-break/>dirus animum hisce duobus .ut adversariis, et morbo et<text:line-break/>naturae. Ac primum quidem futurae salutis hommis,<text:line-break/>vel interitus, ex dignotione. valentioris atque postea<text:line-break/>praefiniti temporis ex eo,. quanto alterutrum valentius</text:p>
      <text:p text:style-name="P1">sit, praenotionem astruit. Neque mirari oportet, si,<text:line-break/>utriusque viribus perspectis, victurum deprehendas. Vi-<text:line-break/>demus enim non paucos gymnastas ex primis ac mutuis<text:line-break/>quos luctatores concitant insultibus eum, qui superatu-<text:line-break/>rus fit, praedicere saepe etiam ante victoriam, quodque<text:line-break/>adversarium celerrime sit . prostraturus. Hoc autem<text:line-break/>agunt, quum re quadam notabili alterum altero valen-<text:line-break/>ti<text:span text:style-name="Default_20_Paragraph_20_Font"><text:span text:style-name="T2">o</text:span></text:span>rem esse conspiciunt. Itaque medicus tum sanitatem<text:line-break/>tum mortem praesagiet, non ex aliis exercitationibus,<text:line-break/>quam ex accurata roboris morbi et naturae cognitione.<text:line-break/>Sed ex iis ipsis. etiam praefinitum utriusque terminum<text:line-break/>reperiet. Cita namque erit morbi solutio, quum facul-<text:line-break/>tas robusta fuerit. Sin imbecillis illa, morbus autem<text:line-break/>validior, mors accelerat. Sed excessus magnitudo tem-<text:line-break/>pus termini indicabit. Ab his equidem scopis medicus<text:line-break/>saturi praenotionem ducet. Quibus autum observationibus<text:line-break/>ipsi abunde liceat fcopos dignoscere; fusius in libris de</text:p>
      <text:p text:style-name="P1">crisibus tractatum esu Nunc autem etiam universalis, ut<text:line-break/>aliorum omnium, ita et hujusmodi methodus .tractabitur.<text:line-break/>Robur quidem naturae ex propriis functionibus c<text:span text:style-name="Default_20_Paragraph_20_Font"><text:span text:style-name="T2">o</text:span></text:span>gno-<text:line-break/>fces, maxime vero ex iis, quae pulsum edunt, quoniam<text:line-break/>is vitalis facultatis opus esu Magnitudinem autem mor-<text:line-break/>bi ex propriis symptomatibus. At ri, quo alterum ab<text:line-break/>altero evincitur, ex coctionibus et cruditatibus depre.<text:line-break/>liendemus; has autem ipsas ex propriis excrementis,<text:line-break/>ventris quidem per ea, quae deliciantur; vasorum vero<text:line-break/>per urinas; totius denique corporis per sudores, atque<text:line-break/>ita alias omnes, quae in una parte quadam aut pluri-<text:line-break/>bus consistunt, eas quidem, quae thoracis ac pulmonis<text:line-break/>fuut, per ea, quae tussi excreantur;. quae ver<text:span text:style-name="Default_20_Paragraph_20_Font"><text:span text:style-name="T2">o</text:span></text:span> vesicae<text:line-break/>aut renum, per ea, quae cum urinis inferuntur. laco-<text:line-break/>ris autem simam partem et mefenterium, ut facultate fe<text:line-break/>habeant, per ea, quae deiiciuntur; ac superiorem ven-<text:line-break/>triculum et stomachum ex iis, quae v<text:span text:style-name="Default_20_Paragraph_20_Font"><text:span text:style-name="T2">o</text:span></text:span>mitu excluduntur.<text:line-break/>Quaecunque vero per palatum excernuntur, vel per na-<text:line-break/>res, vel per aures, cerebri, ut lo habeat, robur indica.</text:p>
      <text:p text:style-name="P1">bunt. Ad hoc omnibus est c<text:span text:style-name="Default_20_Paragraph_20_Font"><text:span text:style-name="T2">o</text:span></text:span>mmune, morbum prius<text:line-break/>non.posse solvi, quam in prodeuntibus excrementis signa<text:line-break/>concoctionis appareant, sive aures laborent, sive oculi, sive<text:line-break/>fauces,. sive aliqua pars fuerit exulcerata. Et ut summatim<text:line-break/>dicam, concoctiones crisis celeritatem falutisque fecurita-<text:line-break/>tem significanti Cruda vero, incocta et quae in pravos<text:line-break/>abscessus vertuntur , nullam crifim, vel labores, vel mor-<text:line-break/>tes, vel ipforum morborum recidivas nunciant. Haec<text:line-break/>de praenotione ad rem praesentem sufficiant. Univerfus<text:line-break/>siquidem de his sermo peculiaribus libris proditus est,<text:line-break/>pluribus Iane particulatim, led fere omnia theoremata<text:line-break/>complectentibus, quales de. pulsibus, crisibus, ac de<text:line-break/>diebus decretoriis funt infcripti. Ex quibus enim<text:line-break/>quis praenoscat, potissimum hisce tribus commentariis<text:line-break/>ostensum est. Ac milii sane videtur medendi methodunr<text:line-break/>jam finem habere.</text:p>
      <text:h text:style-name="Heading_20_2" text:outline-level="2">Cap. XVIII. </text:h>
      <text:p text:style-name="P5">Quandoquidem et bos,. qui a morbis<text:line-break/>saluti convalescunt, ad sanum firmumque virium robur</text:p>
      <text:p text:style-name="P2">duceie convenit, et eos, qui in morbos proclives deci-<text:line-break/>dant, a morbis praeservare; et eos etiamnum, qui citra<text:line-break/>laesionem ullam sanitate fruuntur, in ea conservare, ac<text:line-break/>tres hae residuae artis sunt partes, paucissimis ver-<text:line-break/>bis etiam de suarum constitutione aliquid disserendum.<text:line-break/>Quum igitur et antea dictum sit, . tria esse eorum uni-<text:line-break/>versa genera, quae praeter naturam sunt, cau<text:span text:style-name="Default_20_Paragraph_20_Font"><text:span text:style-name="T2">t</text:span></text:span>as, aste-<text:line-break/>otus et symptomata, praeservatrix utique pars artis<text:line-break/>erit, quam et proprie vocant prophylacticen , in primo<text:line-break/>genere consistens. Quando enim vel copia quaedam ha-<text:line-break/>morum, vel pravitas, vel obstructio, vel corrumpens vis<text:line-break/>co<text:span text:style-name="Default_20_Paragraph_20_Font"><text:span text:style-name="T2">r</text:span></text:span>pori innascitur, pe<text:span text:style-name="Default_20_Paragraph_20_Font"><text:span text:style-name="T2">r</text:span></text:span>iculum est, ne homo quam pli-<text:line-break/>unum aegrotet, aliquando etiam extreme periclitetur.<text:line-break/>Verum interdum difficile hujusmodi causae queunt co-<text:line-break/>guos<text:span text:style-name="Default_20_Paragraph_20_Font"><text:span text:style-name="T2">o</text:span></text:span>i , quum hominem minime infestant, ut certe ve-<text:line-break/>nenum canis rabie laborantis, cujus signum proprium<text:line-break/>nullum in corpore continetur, antequam ad commorfuat<text:line-break/>rabies prope appulerit. Quare medicum hasce causas<text:line-break/>. ab ipsis aegrotantibus sciscitari necessarium est, et quae</text:p>
      <text:p text:style-name="P1">singula ipsis obvenerint. Quum tamen plenitudo , aut<text:line-break/>humorum pravitas, vel tumorem corporis procreat, vel<text:line-break/>viscus aliquod obstruit, licet ipsa dignoscere per quae-<text:line-break/>dam symptomata media quodammodo eorum, tum quae<text:line-break/>sanis insunt, tum quae aegris accidunt. Etenim quae<text:line-break/>fanis insunt, omnia secundum naturam ac illaesa funi;<text:line-break/>quae aegris accidunt, tum praeter naturam, tum cum laesio-<text:line-break/>ne existunt, horum intermedia ex genere quidem eorum<text:line-break/>sunt, quae morbis accidunt, sed tam- exigua magnitudini-<text:line-break/>bus et viribus imbecilla, ut consuetae^ ab ipfis .cuique<text:line-break/>parti functiones nondum interturbentur. Si namque do-<text:line-break/>Ior aliquis capitis vel alterius cuiuspiam partis fuerit,<text:line-break/>ita parvus, ut hominem nondum lecto decumbere cogat;<text:line-break/>sed et fi gravitas vel in hypochondriis , vel capite, veI<text:line-break/>quadam alia parte, vel efficere, neque haec potuerit a<text:line-break/>solitis functionibus deturbare, lea etiamnum magis tumor<text:line-break/>corporis, aut macies , aut decoloratio , et ad motus sc-<text:line-break/>guitics, aut somnolenta dispositio, aut vigiliae a functio.</text:p>
      <text:p text:style-name="P1">nibus ad vitae actiones necessariis haud abducere fatis<text:line-break/>valuerint, imo nec inappetentia, Vel adaucta vehemen-<text:line-break/>lina ciborum appetentia ; ambo siquidem corpore non<text:line-break/>absolute sano .oboriuntur, quemadmodum et praeter ra-<text:line-break/>tionem scfe haud sitibundos, vel sitibundos; aut stanna-<text:line-break/>cho morderi feu ventriculo; aut lassatos sisse sentire;<text:line-break/>talis enim typus quidam est eorum, quae in morbum<text:line-break/>decidentibus accidunt; at haec efficientium affectuum<text:line-break/>emendatio, si summatim quidem loquar, contrariis, ut<text:line-break/>prius ostensum est, celebratur. Si vero articulatim ex-<text:line-break/>plicem, supervacuum omne evacuari convenit, distinctio-<text:line-break/>ne prius facta, quomodo sit supervacuum, an ut quan-<text:line-break/>tum, sive ut quale, sive ut utrumque. Quod autem in<text:line-break/>naturalem statum redire potest, . id contrariis alterare<text:line-break/>oportet, crassem quidem ac lentum attenuantibus, tenue<text:line-break/>vero iucrassantibns , communiter autem utrumque cone<text:span text:style-name="Default_20_Paragraph_20_Font"><text:span text:style-name="T2">o-<text:line-break/></text:span></text:span>questibus, obstructiones aperientibus; at quae t<text:span text:style-name="Default_20_Paragraph_20_Font"><text:span text:style-name="T2">o</text:span></text:span>to ge-<text:line-break/>nere praeter naturam sunt, qualia venena et animalium<text:line-break/>virus jaculantium ictus, alterautibus et vacuaatibus.</text:p>
      <text:p text:style-name="P1">Alterationes .quidem per contraria, vel tota substantia,<text:line-break/>vel una qualitate, vel duabus agentia fiunt ; evacuatio-<text:line-break/>nes vero per remedia attrahendi facultatibus praedita.<text:line-break/>Quibus autem auxiliis haec aliquis acturus sit, ab ipsis<text:line-break/>affectibus ei petendum. Ei namque omnes peraeque hu-<text:line-break/>mcres aucti fuerint, venae sectione vacuati^ praecipua<text:line-break/>ac maxima. celebrabitur, deinde frictionibus, exercitiis,<text:line-break/>et balneis, et inedia. Hoc autem pacto vacuare oportet,<text:line-break/>si fanguis duntaxat exuberaverit. Si vero bilis flavae<text:line-break/>vel atrae humor, vel aquosum quoddam .humoris <text:span text:style-name="Default_20_Paragraph_20_Font"><text:span text:style-name="T2">t</text:span></text:span>e-<text:line-break/>rutu, vernatione quidem, sed non simili utendum est.<text:line-break/>itam quae inprimis quidem sunt venis excrementa, medi-<text:line-break/>cameutis alvum subducentibus expurganda sunt; quae<text:line-break/>vero in aliis, per urinas quidem aquosis ac tenuia, bi-<text:line-break/>liofa vero purgatione. . Sed possunt quoque tenuia al—<text:line-break/>vum subducentibus vacuari. At quae in toto corporis<text:line-break/>habitu stabulantur, tenuia quidem per sudores et me-<text:line-break/>dicamenta; quae cuti admota exiccare consueverunt. Ve-</text:p>
      <text:p text:style-name="P1">rum si biliosa extiterint, primum purgatione , deinde<text:line-break/>per cutim evacuare convenit. Quod si pituitosus exabe-<text:line-break/>ret humor, si falsa quidem fuerit pituita, purgare; sin<text:line-break/>acida, alterare moliatur is, qui naturam ad ejus c<text:span text:style-name="Default_20_Paragraph_20_Font"><text:span text:style-name="T2">o</text:span></text:span>nco-<text:line-break/>ctionem juvat. At sane dulcis multo facilius etiamnum<text:line-break/>concoquitur. Ad concoctionem autem ducit quies, mo-<text:line-break/>aeratus calor, ciborum boni succi modicorum e<text:span text:style-name="Default_20_Paragraph_20_Font"><text:span text:style-name="T2">i</text:span></text:span>us, ac<text:line-break/>vini modice calefacientis potio. At calorem moderatum<text:line-break/>frictio temperata et commoderatus aquarum calidarum<text:line-break/>usus, et edulia, et medicamenta mediocriter cascis-<text:line-break/>cientis promovent. obstructiones discutiunt, quaecunque<text:line-break/>efculenta, et potulenta, et medicamenta attenuare nata<text:line-break/>sunt. At horum materias ut et invenire et judicare<text:line-break/>deceat, uno opere exposuimus, quod de simplicium me-<text:line-break/>dicamentornm facultate inscripsimus. Quinariam in<text:line-break/>libro de victu attenuante traditum esu</text:p>
      <text:h text:style-name="Heading_20_2" text:outline-level="2">Cap. XIX. </text:h>
      <text:p text:style-name="P7">Tempus itaque jam est, ut ad eos, qui ex</text:p>
      <text:p text:style-name="P1">morbis convalescunt, oratione transeamus, in quibus<text:line-break/>neque causa est praeter naturam, neque assectus, scd<text:line-break/>sola cum virium imbecillitate macies. Proindeque in<text:line-break/>eam, qui secundum naturam sit, statum degentium, redu-<text:line-break/>etio refectio corroboratioque est, quae ex connnodera-<text:line-break/>tis tum exercitationibus, tum alimentis comparatur.<text:line-break/>sed et materias, quibus motus et nutritio fieri possint;<text:line-break/>in opere de sanitate tuenda explicavimus. At ne ea de<text:line-break/>re quid prae<text:span text:style-name="Default_20_Paragraph_20_Font"><text:span text:style-name="T2">t</text:span></text:span>enti scrmoni defit, nunc etiam universae<text:line-break/>artis sanitatis tuendae, non susum refectricis, quam<text:line-break/>analepticen vocant, methodus repetenda est:. Ac pri-<text:line-break/><text:span text:style-name="Default_20_Paragraph_20_Font"><text:span text:style-name="T2">t</text:span></text:span>num, quodnam ipsorum .genus existat, idne hygieincn,<text:line-break/>quod praesentem sanitatem tuetur, an hoc solo a theca-<text:line-break/>gentico seu curandi genere disserat, quod paulatim<text:line-break/>emendationem moliatur ? corpori namque priorem statum<text:line-break/>conservanti ea quae illi praesit arte haud opus fuerit.<text:line-break/>Verum quia corrumpitur; nec quod prius erat idem<text:line-break/>permanet, i.d ipsum cauta.est, cur ea, quae ipsi prospice-</text:p>
      <text:p text:style-name="P1">ret, indigeat. Enimvero si id corpus vacuari exhauriri-<text:line-break/>que fotum obtingeret, defectum cibus potusque referti-<text:line-break/>rent... Si vero aut humorum copia,- aut excrementorum<text:line-break/>pravitas coacervetur, ipsi opus erit exercitationibus ico-<text:line-break/>puni eum habentibus , ut tum. humorem evacuent et<text:line-break/>purgent, tum excrementa concoquant, modo id causis<text:line-break/>omnes, quae sanitatem ipsam evertere possunt, evitet,<text:line-break/>frigus, calorem, lassitudinem,. cruditatem, temulen-<text:line-break/>tiam, vigilias, moerores,- excandescentiam, iram et<text:line-break/>quaecunque id genus cetera. Non enim necesse est ea<text:line-break/>sigillatim oratione prodere, quum, quod argumentum<text:line-break/>proposuimus, jam absolutum sit. Propositum enim erat<text:line-break/>non de omnibus .medicinae partibus decursu disserere,<text:line-break/>sed quemadmodum alias artes . ita et hanc luam a<text:line-break/>finis notione sortitam esse constitutionem demonstrare.<text:line-break/>Quum igitur id jam perfectum fit, .summatim totam<text:line-break/>medicinae rationem repetamus, moxque eam quam</text:p>
      <text:p text:style-name="P1">ad caeteras quasque artes effectivas habet analogiam<text:line-break/>ostendentes.</text:p>
      <text:h text:style-name="Heading_20_2" text:outline-level="2">cap. XX. </text:h>
      <text:p text:style-name="P5">Est igitur medicina una effectivarum<text:line-break/>artium, non tamen simpliciter, ut aedificatoria , fabrilis,<text:line-break/>textoria; <text:span text:style-name="Default_20_Paragraph_20_Font"><text:span text:style-name="T2">t</text:span></text:span>ed ut labefactatae domus emendatrix, et lace-<text:line-break/>rarutn vestium sartrix. Quoniam vero et harum ipfa-<text:line-break/>rum duplicem esse constitutionem ostendimus, interdum<text:line-break/>quidem artifice exemplum ex fe fingente, interdum ve-<text:line-break/>re, quod extrinsecus consistit, speculante; medicinam ar-<text:line-break/>tem secundi generis esse demonstravimus. Non enim ex<text:line-break/>fe ipsis fingit exemplum, verum ex Anatome totum id<text:line-break/>diligenter speculata, vitiatum emendare conatur. Differt<text:line-break/>autem in hoc ab artibus praedictis , quod plurima natu-<text:line-break/>ra operante subministrat; universam tamen Ipeculatio-<text:line-break/>nem, ex qua medicus emendator et minister manat,<text:line-break/>aliis effectivis artibus similem obtinet. Etenim par-</text:p>
      <text:p text:style-name="P1">trum similarium substantiam et generationis organi.<text:line-break/>carum modum pern<text:span text:style-name="Default_20_Paragraph_20_Font"><text:span text:style-name="T2">o</text:span></text:span>vit : peraeque etiamnum tum af-<text:line-break/>feetuum inventionem, tum curationis cujusque ipfo-<text:line-break/>ruat .scopos introduxi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</dc:title>
    <dc:subject/>
    <meta:initial-creator>Galien</meta:initial-creator>
    <meta:creation-date>2023-01-04T12:17:00Z</meta:creation-date>
    <dc:date>2023-01-04T13:23:59.994000000</dc:date>
    <meta:editing-cycles>3</meta:editing-cycles>
    <meta:editing-duration>PT6M51S</meta:editing-duration>
    <meta:document-statistic meta:table-count="0" meta:image-count="0" meta:object-count="0" meta:page-count="81" meta:paragraph-count="120" meta:word-count="11088" meta:character-count="76883" meta:non-whitespace-character-count="65895"/>
    <meta:template xlink:type="simple" xlink:actuate="onRequest" xlink:title="" xlink:href="Normal.dotm"/>
  </office:meta>
</office:document-meta>
</file>